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</office:font-face-decls>
  <office:automatic-styles>
    <style:style style:name="P1" style:family="paragraph" style:parent-style-name="Základný_20_text">
      <style:paragraph-properties fo:line-height="150%"/>
    </style:style>
    <style:style style:name="P2" style:family="paragraph" style:parent-style-name="Základný_20_text">
      <style:paragraph-properties fo:margin-left="0cm" fo:margin-right="0cm" fo:text-indent="0.635cm" style:auto-text-indent="false"/>
    </style:style>
    <style:style style:name="P3" style:family="paragraph" style:parent-style-name="Základný_20_text_20__28_2_29_">
      <style:paragraph-properties fo:margin-left="0cm" fo:margin-right="0cm" fo:text-indent="0.635cm" style:auto-text-indent="false"/>
    </style:style>
    <style:style style:name="P4" style:family="paragraph" style:parent-style-name="Záhlavie_20__23_1" style:master-page-name="MP0">
      <style:paragraph-properties fo:text-align="start" style:justify-single-word="false" style:page-number="auto" fo:break-before="page"/>
    </style:style>
    <style:style style:name="P5" style:family="paragraph" style:parent-style-name="Základný_20_text">
      <style:text-properties officeooo:paragraph-rsid="000320cd"/>
    </style:style>
    <style:style style:name="P6" style:family="paragraph" style:parent-style-name="Základný_20_text">
      <style:text-properties officeooo:paragraph-rsid="00059838"/>
    </style:style>
    <style:style style:name="P7" style:family="paragraph" style:parent-style-name="Základný_20_text">
      <style:paragraph-properties fo:margin-left="0cm" fo:margin-right="0cm" fo:text-indent="0.635cm" style:auto-text-indent="false"/>
    </style:style>
    <style:style style:name="P8" style:family="paragraph" style:parent-style-name="Základný_20_text_20__28_2_29_">
      <style:paragraph-properties fo:margin-left="0cm" fo:margin-right="0cm" fo:text-indent="0.635cm" style:auto-text-indent="false"/>
    </style:style>
    <style:style style:name="T1" style:family="text">
      <style:text-properties style:font-name="Arial" fo:font-size="20pt" style:font-size-asian="20pt" style:font-name-complex="Arial" style:font-size-complex="20pt"/>
    </style:style>
    <style:style style:name="T2" style:family="text">
      <style:text-properties style:use-window-font-color="true" style:font-name="Arial" fo:font-size="20pt" style:font-size-asian="20pt" style:font-name-complex="Arial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CharStyle9"><text:span text:style-name="T1">PIERKOM HOLUBICE</text:span></text:span></text:p>
      <text:p text:style-name="Základný_20_text"><text:span text:style-name="CharStyle7"><text:span text:style-name="T1">PAVEL BUNČÁK</text:span></text:span></text:p>
      <text:p text:style-name="Základný_20_text_20__28_2_29_">I</text:p>
      <text:p text:style-name="P1"><text:span text:style-name="CharStyle23"><text:span text:style-name="T1">&lt;h1&gt;</text:span></text:span><text:span text:style-name="CharStyle11"><text:span text:style-name="T1">PIERKOM HOLUBICE</text:span></text:span><text:span text:style-name="CharStyle23"><text:span text:style-name="T1">&lt;/h1&gt;</text:span></text:span></text:p>
      <text:p text:style-name="Základný_20_text"><text:span text:style-name="CharStyle7"><text:span text:style-name="T1">Hľaď, valia sa úrody vody,</text:span></text:span></text:p>
      <text:p text:style-name="Základný_20_text"><text:span text:style-name="CharStyle7"><text:span text:style-name="T1">keď množstvom zvykáme si merať všetko,</text:span></text:span></text:p>
      <text:p text:style-name="Základný_20_text"><text:span text:style-name="CharStyle7"><text:span text:style-name="T1">keď množstvom zvykáme si merať čas,</text:span></text:span></text:p>
      <text:p text:style-name="Základný_20_text"><text:span text:style-name="CharStyle7"><text:span text:style-name="T1">keď nevonia vietor materinou dúškou,</text:span></text:span></text:p>
      <text:p text:style-name="Základný_20_text"><text:span text:style-name="CharStyle7"><text:span text:style-name="T1">ale ti pripomína ešte stále pušný prach,</text:span></text:span></text:p>
      <text:p text:style-name="Základný_20_text"><text:span text:style-name="CharStyle7"><text:span text:style-name="T1">ktorého bolo až strach, až strach, až strach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Hľaď, valia sa úrody vody,</text:span></text:span></text:p>
      <text:p text:style-name="Základný_20_text"><text:span text:style-name="CharStyle7"><text:span text:style-name="T1">keď množstvom zvykáme si merať čas,</text:span></text:span></text:p>
      <text:p text:style-name="Základný_20_text"><text:span text:style-name="CharStyle7"><text:span text:style-name="T1">keď zemeguľu nezdobia už idylické lesy,</text:span></text:span></text:p>
      <text:p text:style-name="Základný_20_text"><text:span text:style-name="CharStyle7"><text:span text:style-name="T1">jaskynné obydlia, kde človek krtov desí,</text:span></text:span></text:p>
      <text:p text:style-name="Základný_20_text"><text:span text:style-name="CharStyle7"><text:span text:style-name="T1">lež pyšný mrakodrap, čo do neba mieri,</text:span></text:span></text:p>
      <text:p text:style-name="Základný_20_text"><text:span text:style-name="CharStyle7"><text:span text:style-name="T1">keď už aj kultúra sa meria na mincieri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Hľaď, valia sa úrody vody,</text:span></text:span></text:p>
      <text:p text:style-name="Základný_20_text"><text:span text:style-name="CharStyle7"><text:span text:style-name="T1">keď množstvom zvykáme si merať čas,</text:span></text:span></text:p>
      <text:p text:style-name="Základný_20_text"><text:span text:style-name="CharStyle7"><text:span text:style-name="T1">lásku aj šťastie kúpiš v zlatej mene,</text:span></text:span></text:p>
      <text:p text:style-name="Základný_20_text"><text:span text:style-name="CharStyle7"><text:span text:style-name="T1">zlatému teľaťu sa korí všetko, všetko snenie,</text:span></text:span></text:p>
      <text:p text:style-name="Základný_20_text"><text:span text:style-name="CharStyle7"><text:span text:style-name="T1">len ten je šťastný, kto v ničom inom nevyniká,</text:span></text:span></text:p>
      <text:p text:style-name="Základný_20_text"><text:span text:style-name="CharStyle7"><text:span text:style-name="T1">nasliň si Európa prst a poznáš — to je Amerika.</text:span></text:span></text:p>
      <text:p text:style-name="Hlavička_20_alebo_20_päta"><text:soft-page-break/><text:span text:style-name="CharStyle7"><text:span text:style-name="T1"/></text:span></text:p>
      <text:p text:style-name="Hlavička_20_alebo_20_päta"><text:span text:style-name="CharStyle7"><text:span text:style-name="T1">Zapýr sa Európa studom a hnevom,</text:span></text:span></text:p>
      <text:p text:style-name="Hlavička_20_alebo_20_päta"><text:span text:style-name="CharStyle7"><text:span text:style-name="T1">už z teba zostal rozkmásaný háv,</text:span></text:span></text:p>
      <text:p text:style-name="Hlavička_20_alebo_20_päta"><text:span text:style-name="CharStyle7"><text:span text:style-name="T1">prázdnotu zakrýva, bez plodu, čo je z neho,</text:span></text:span></text:p>
      <text:p text:style-name="Hlavička_20_alebo_20_päta"><text:span text:style-name="CharStyle7"><text:span text:style-name="T1">najčistejšieho v bolestiach histórie zrodeného?</text:span></text:span></text:p>
      <text:p text:style-name="Hlavička_20_alebo_20_päta"><text:span text:style-name="CharStyle7"><text:span text:style-name="T1">Je ešte sladké jadro, viem, no prázdna dávno</text:span></text:span></text:p>
      <text:p text:style-name="Hlavička_20_alebo_20_päta"><text:span text:style-name="CharStyle7"><text:span text:style-name="T1">škrupina,</text:span></text:span></text:p>
      <text:p text:style-name="Hlavička_20_alebo_20_päta"><text:span text:style-name="CharStyle7"><text:span text:style-name="T1">jadro dnes tam, kde k východu sa chrbtom pripínaš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Hľaď, valia sa úrody vody,</text:span></text:span></text:p>
      <text:p text:style-name="Základný_20_text"><text:span text:style-name="CharStyle7"><text:span text:style-name="T1">keď množstvom zvykáme si merať čas,</text:span></text:span></text:p>
      <text:p text:style-name="Základný_20_text"><text:span text:style-name="CharStyle7"><text:span text:style-name="T1">čoskoro skončíme množstvom merať všetko</text:span></text:span></text:p>
      <text:p text:style-name="Základný_20_text"><text:span text:style-name="CharStyle7"><text:span text:style-name="T1">a šťastie bude prosté ako kvietko,</text:span></text:span></text:p>
      <text:p text:style-name="Základný_20_text"><text:span text:style-name="CharStyle7"><text:span text:style-name="T1">hneď rozvonia sa vietor materinou dúškou</text:span></text:span></text:p>
      <text:p text:style-name="Základný_20_text"><text:span text:style-name="CharStyle7"><text:span text:style-name="T1">a rozlúči sa vojak so smrtiacou puškou,</text:span></text:span></text:p>
      <text:p text:style-name="Základný_20_text"><text:span text:style-name="CharStyle7"><text:span text:style-name="T1">len potom našim deťom zo snov zmizne všetok</text:span></text:span></text:p>
      <text:p text:style-name="Základný_20_text"><text:span text:style-name="CharStyle7"><text:span text:style-name="T1">strach.</text:span></text:span></text:p>
      <text:p text:style-name="Základný_20_text"><text:span text:style-name="CharStyle7"><text:span text:style-name="T1">Hľaď, valia sa úrody vody,</text:span></text:span></text:p>
      <text:p text:style-name="Základný_20_text"><text:span text:style-name="CharStyle7"><text:span text:style-name="T1">niet pýchy v svete, čo ju zahatá,</text:span></text:span></text:p>
      <text:p text:style-name="Základný_20_text"><text:span text:style-name="CharStyle7"><text:span text:style-name="T1">a predsa pravda v svete je, hoc krotká ako jahňatá</text:span></text:span></text:p>
      <text:p text:style-name="Základný_20_text"><text:span text:style-name="CharStyle7"><text:span text:style-name="T1">a nežná ako lístok v ústach kolibríka,</text:span></text:span></text:p>
      <text:p text:style-name="Základný_20_text"><text:span text:style-name="CharStyle7"><text:span text:style-name="T1">neumlčia ju bubny potiahnuté kožou z býka,</text:span></text:span></text:p>
      <text:p text:style-name="Základný_20_text"><text:span text:style-name="CharStyle7"><text:span text:style-name="T1">čo dunia ako tá, čo samu seba zradila — Amerika.</text:span></text:span></text:p>
      <text:p text:style-name="Základný_20_text"><text:span text:style-name="CharStyle7"><text:span text:style-name="T1">Kto milovať vie, ten nenávidí slobody ľudskej</text:span></text:span></text:p>
      <text:p text:style-name="Základný_20_text"><text:soft-page-break/><text:span text:style-name="CharStyle7"><text:span text:style-name="T1">tyrana,</text:span></text:span></text:p>
      <text:p text:style-name="Základný_20_text"><text:span text:style-name="CharStyle7"><text:span text:style-name="T1">nech na ústach má slová hoc aj z biblie,</text:span></text:span></text:p>
      <text:p text:style-name="Základný_20_text"><text:span text:style-name="CharStyle7"><text:span text:style-name="T1">keď čo len slovom vojnu podpíše,</text:span></text:span></text:p>
      <text:p text:style-name="Základný_20_text"><text:span text:style-name="CharStyle7"><text:span text:style-name="T1">veď v písme stojí už: aj slovo zabije.</text:span></text:span></text:p>
      <text:p text:style-name="Základný_20_text"><text:span text:style-name="CharStyle7"><text:span text:style-name="T1">Kiež ho tam na mieste smrtonosný sámum zadusí,</text:span></text:span></text:p>
      <text:p text:style-name="Základný_20_text"><text:span text:style-name="CharStyle7"><text:span text:style-name="T1">alebo za živa nech šelmy trhajú ho na kusy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O mieri hovorím, chcel by som o láske,</text:span></text:span></text:p>
      <text:p text:style-name="Základný_20_text"><text:span text:style-name="CharStyle7"><text:span text:style-name="T1">chcem k ružiam privoňať, vo vetre pušný prach,</text:span></text:span></text:p>
      <text:p text:style-name="Základný_20_text"><text:span text:style-name="CharStyle7"><text:span text:style-name="T1">do bitky hotový, no v srdci predsa strach —</text:span></text:span></text:p>
      <text:p text:style-name="Základný_20_text"><text:span text:style-name="CharStyle7"><text:span text:style-name="T1">nie o seba, lež o sny mojich detí,</text:span></text:span></text:p>
      <text:p text:style-name="Základný_20_text"><text:span text:style-name="CharStyle7"><text:span text:style-name="T1">majú pred smrťou utekať, keď hrali by sa v kvietí,</text:span></text:span></text:p>
      <text:p text:style-name="Základný_20_text"><text:span text:style-name="CharStyle7"><text:span text:style-name="T1">preto ich vrahom prajem krach a krach a krach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Hľaď, valia sa úrody vody,</text:span></text:span></text:p>
      <text:p text:style-name="Základný_20_text"><text:span text:style-name="CharStyle7"><text:span text:style-name="T1">keď množstvom zvykáme si merať čas,</text:span></text:span></text:p>
      <text:p text:style-name="Základný_20_text"><text:span text:style-name="CharStyle7"><text:span text:style-name="T1">zrátajme, koľko je tyranov, koľko je nás,</text:span></text:span></text:p>
      <text:p text:style-name="Základný_20_text"><text:span text:style-name="CharStyle7"><text:span text:style-name="T1">koľko je banditov, koľko je robotných más,</text:span></text:span></text:p>
      <text:p text:style-name="Základný_20_text"><text:span text:style-name="CharStyle7"><text:span text:style-name="T1">nech svetom zahrmí mierový hlas,</text:span></text:span></text:p>
      <text:p text:style-name="Základný_20_text"><text:span text:style-name="CharStyle7"><text:span text:style-name="T1">tých, čo chcú vojnu, prvých smrti napospas!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Perečkom bielej holubice mieru</text:span></text:span></text:p>
      <text:p text:style-name="Základný_20_text"><text:span text:style-name="CharStyle7"><text:span text:style-name="T1">píšem vám, deti, tento list,</text:span></text:span></text:p>
      <text:p text:style-name="Základný_20_text"><text:span text:style-name="CharStyle7"><text:span text:style-name="T1">z pierka krv kvapká, z hrdielka vtáka</text:span></text:span></text:p>
      <text:p text:style-name="Základný_20_text"><text:soft-page-break/><text:span text:style-name="CharStyle7"><text:span text:style-name="T1">derie sa ston, až srdce puká.</text:span></text:span></text:p>
      <text:p text:style-name="Základný_20_text"><text:span text:style-name="CharStyle7"><text:span text:style-name="T1">Za každé vytrhnuté pierko</text:span></text:span></text:p>
      <text:p text:style-name="Základný_20_text"><text:span text:style-name="CharStyle7"><text:span text:style-name="T1">vyrastie nových celá, celá lúka.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SLOVO STALINOVI</text:span></text:span><text:span text:style-name="CharStyle23"><text:span text:style-name="T1">&lt;/h1&gt;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Nič nie je stratené, len chvíľa nečinnosti.</text:span></text:span></text:p>
      <text:p text:style-name="Základný_20_text"><text:span text:style-name="CharStyle7"><text:span text:style-name="T1">List padá zo stromu a ruža zhasína,</text:span></text:span></text:p>
      <text:p text:style-name="Základný_20_text"><text:span text:style-name="CharStyle7"><text:span text:style-name="T1">skala sa rúti z brala do priepasti,</text:span></text:span></text:p>
      <text:p text:style-name="Základný_20_text"><text:span text:style-name="CharStyle7"><text:span text:style-name="T1">nejedna matka myslí na syna.</text:span></text:span></text:p>
      <text:p text:style-name="Základný_20_text"><text:span text:style-name="CharStyle7"><text:span text:style-name="T1">Život má svoju púť a rieky korytá,</text:span></text:span></text:p>
      <text:p text:style-name="Základný_20_text"><text:span text:style-name="CharStyle7"><text:span text:style-name="T1">deň zorničku aj zenit, slávu, podvečer...</text:span></text:span></text:p>
      <text:p text:style-name="Základný_20_text"><text:span text:style-name="CharStyle7"><text:span text:style-name="T1">Mnohé a mnohé, však jedno najviac bolí ťa —</text:span></text:span></text:p>
      <text:p text:style-name="Základný_20_text"><text:span text:style-name="CharStyle7"><text:span text:style-name="T1">po bojoch bez konca nedožiť večný mier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Nič nie je stratené, len chvíľa nečinnosti.</text:span></text:span></text:p>
      <text:p text:style-name="Základný_20_text"><text:span text:style-name="CharStyle7"><text:span text:style-name="T1">Tak vraví od vekov radový bojovník.</text:span></text:span></text:p>
      <text:p text:style-name="Základný_20_text"><text:span text:style-name="CharStyle7"><text:span text:style-name="T1">Geroj vždy rúcal bašty neprávostí</text:span></text:span></text:p>
      <text:p text:style-name="Základný_20_text"><text:span text:style-name="CharStyle7"><text:span text:style-name="T1">a do revolúcie viedol prvý šík.</text:span></text:span></text:p>
      <text:p text:style-name="Základný_20_text"><text:span text:style-name="CharStyle7"><text:span text:style-name="T1">Byť z ocele, mať srdce z jadra zeme</text:span></text:span></text:p>
      <text:p text:style-name="Základný_20_text"><text:span text:style-name="CharStyle7"><text:span text:style-name="T1">a v očiach nosiť slnca kus —</text:span></text:span></text:p>
      <text:p text:style-name="Základný_20_text"><text:span text:style-name="CharStyle7"><text:span text:style-name="T1">nik iný, nikde, nikdy, stokrát vieme,</text:span></text:span></text:p>
      <text:p text:style-name="Základný_20_text"><text:span text:style-name="CharStyle7"><text:span text:style-name="T1">len robotníkov sveta generalissimus.</text:span></text:span></text:p>
      <text:p text:style-name="Základný_20_text"><text:span text:style-name="CharStyle7"><text:span text:style-name="T1"/></text:span></text:p>
      <text:p text:style-name="Základný_20_text"><text:soft-page-break/><text:span text:style-name="CharStyle7"><text:span text:style-name="T1">Či sa to rúcajú dejín velehory?</text:span></text:span></text:p>
      <text:p text:style-name="Základný_20_text"><text:span text:style-name="CharStyle7"><text:span text:style-name="T1">Všetko, čo veky pálilo, padá do vody.</text:span></text:span></text:p>
      <text:p text:style-name="Základný_20_text"><text:span text:style-name="CharStyle7"><text:span text:style-name="T1">Pevniny nové dvíhajú plecia z morí</text:span></text:span></text:p>
      <text:p text:style-name="Základný_20_text"><text:span text:style-name="CharStyle7"><text:span text:style-name="T1">s červenou zástavou a piesňou slobody.</text:span></text:span></text:p>
      <text:p text:style-name="Základný_20_text"><text:span text:style-name="CharStyle7"><text:span text:style-name="T1">Prehýba sa a láme kôra glóbu,</text:span></text:span></text:p>
      <text:p text:style-name="Základný_20_text"><text:span text:style-name="CharStyle7"><text:span text:style-name="T1">na polia nagajkou ubité voda sa valí.</text:span></text:span></text:p>
      <text:p text:style-name="Základný_20_text"><text:span text:style-name="CharStyle7"><text:span text:style-name="T1">Otrokov niet! Národy začali novú dobu</text:span></text:span></text:p>
      <text:p text:style-name="Základný_20_text"><text:span text:style-name="CharStyle7"><text:span text:style-name="T1">a na ich čele stojí súdruh Stalin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Z krvi a popola kvitne zase sláva</text:span></text:span></text:p>
      <text:p text:style-name="Základný_20_text"><text:span text:style-name="CharStyle7"><text:span text:style-name="T1">a sila rastie vždycky z lona bolestí.</text:span></text:span></text:p>
      <text:p text:style-name="Základný_20_text"><text:span text:style-name="CharStyle7"><text:span text:style-name="T1">Preto tak vysoko týči sa jeho hlava</text:span></text:span></text:p>
      <text:p text:style-name="Základný_20_text"><text:span text:style-name="CharStyle7"><text:span text:style-name="T1">a vždy len múdrosťou sa temnu vypomstí.</text:span></text:span></text:p>
      <text:p text:style-name="Základný_20_text"><text:span text:style-name="CharStyle7"><text:span text:style-name="T1">Že dodýchal? On dýcha pľúcami všetkých nás.</text:span></text:span></text:p>
      <text:p text:style-name="Základný_20_text"><text:span text:style-name="CharStyle7"><text:span text:style-name="T1">Srdce mu nebije? Internacionálou denne zvoní!</text:span></text:span></text:p>
      <text:p text:style-name="Základný_20_text"><text:span text:style-name="CharStyle7"><text:span text:style-name="T1">On žije, dýcha, je večný jeho hlas</text:span></text:span></text:p>
      <text:p text:style-name="Základný_20_text"><text:span text:style-name="CharStyle7"><text:span text:style-name="T1">a žiariť bude navždy ako slnce v tôni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No keby chmúra sa ho dotkla pazúrom,</text:span></text:span></text:p>
      <text:p text:style-name="Základný_20_text"><text:span text:style-name="CharStyle7"><text:span text:style-name="T1">čo boľševik — to vojak, ber ihneď do rúk zbraň,</text:span></text:span></text:p>
      <text:p text:style-name="Základný_20_text"><text:span text:style-name="CharStyle7"><text:span text:style-name="T1">bráň vlasť a stranu ako rodný dom,</text:span></text:span></text:p>
      <text:p text:style-name="Základný_20_text"><text:span text:style-name="CharStyle7"><text:span text:style-name="T1">čo dobyli sme, jak oko v hlave chráň.</text:span></text:span></text:p>
      <text:p text:style-name="Základný_20_text"><text:span text:style-name="CharStyle7"><text:span text:style-name="T1">A pretav smútok v činy, keď slza páli ťa,</text:span></text:span></text:p>
      <text:p text:style-name="Základný_20_text"><text:span text:style-name="CharStyle7"><text:span text:style-name="T1">nikdy niet vzdychov ani plaču dosť —</text:span></text:span></text:p>
      <text:p text:style-name="Základný_20_text"><text:soft-page-break/><text:span text:style-name="CharStyle7"><text:span text:style-name="T1">život má svoju púť a rieky korytá,</text:span></text:span></text:p>
      <text:p text:style-name="Základný_20_text"><text:span text:style-name="CharStyle7"><text:span text:style-name="T1">Stalin sa narodil ľudstvu pre radosť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Nie, nič sa nestratí v proletárskej vlasti,</text:span></text:span></text:p>
      <text:p text:style-name="Základný_20_text"><text:span text:style-name="CharStyle7"><text:span text:style-name="T1">list padá zo stromu a ruža zhasína,</text:span></text:span></text:p>
      <text:p text:style-name="Základný_20_text"><text:span text:style-name="CharStyle7"><text:span text:style-name="T1">voda sa valí z hory do priepasti,</text:span></text:span></text:p>
      <text:p text:style-name="Základný_20_text"><text:span text:style-name="CharStyle7"><text:span text:style-name="T1">nad všetkým pnie sa múdrosť Stalina.</text:span></text:span></text:p>
      <text:p text:style-name="Základný_20_text"><text:span text:style-name="CharStyle7"><text:span text:style-name="T1">Život má svoju púť a rieky korytá,</text:span></text:span></text:p>
      <text:p text:style-name="Základný_20_text"><text:span text:style-name="CharStyle7"><text:span text:style-name="T1">bojovník deň a čin, no nikdy podvečer.</text:span></text:span></text:p>
      <text:p text:style-name="Základný_20_text"><text:span text:style-name="CharStyle7"><text:span text:style-name="T1">Nech táto pravda je v nás vyrytá</text:span></text:span></text:p>
      <text:p text:style-name="Základný_20_text"><text:span text:style-name="CharStyle7"><text:span text:style-name="T1">a hlboko jak meno Stalin — večný mier!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STUHA DO VENCA K. G.</text:span></text:span><text:span text:style-name="CharStyle23"><text:span text:style-name="T1"> &lt;/h1&gt;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Topí sa v slzách matka planéta,</text:span></text:span></text:p>
      <text:p text:style-name="Základný_20_text"><text:span text:style-name="CharStyle7"><text:span text:style-name="T1">tak ako v smútku vdova odetá.</text:span></text:span></text:p>
      <text:p text:style-name="Základný_20_text"><text:span text:style-name="CharStyle7"><text:span text:style-name="T1">Čas všetko zahojí, len otca nenahradí,</text:span></text:span></text:p>
      <text:p text:style-name="Základný_20_text"><text:span text:style-name="CharStyle7"><text:span text:style-name="T1">na ranu mieri krutý pohľad hadí..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A už ju kmášu jedovaté zuby,</text:span></text:span></text:p>
      <text:p text:style-name="Základný_20_text"><text:span text:style-name="CharStyle7"><text:span text:style-name="T1">trhá sa nitka, škarúpka pláva do záhuby,</text:span></text:span></text:p>
      <text:p text:style-name="Základný_20_text"><text:span text:style-name="CharStyle7"><text:span text:style-name="T1">jama sa otvára, čierna, odveká</text:span></text:span></text:p>
      <text:p text:style-name="Základný_20_text"><text:span text:style-name="CharStyle7"><text:span text:style-name="T1">a hlboká jak noc a srdce človeka.</text:span></text:span></text:p>
      <text:p text:style-name="Základný_20_text"><text:soft-page-break/><text:span text:style-name="CharStyle7"><text:span text:style-name="T1"/></text:span></text:p>
      <text:p text:style-name="Základný_20_text"><text:span text:style-name="CharStyle7"><text:span text:style-name="T1">A plakať nemôžeš, sĺz už nemáš dosť,</text:span></text:span></text:p>
      <text:p text:style-name="Základný_20_text"><text:span text:style-name="CharStyle7"><text:span text:style-name="T1">či je to hrozný sen, či je to skutočnosť?</text:span></text:span></text:p>
      <text:p text:style-name="Základný_20_text"><text:span text:style-name="CharStyle7"><text:span text:style-name="T1">Všetko je bez ľútosti strašne pravdivé,</text:span></text:span></text:p>
      <text:p text:style-name="Základný_20_text"><text:span text:style-name="CharStyle7"><text:span text:style-name="T1">už súdruh Gottwald nie je nažive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Koľký raz, koľký sme to osireli?</text:span></text:span></text:p>
      <text:p text:style-name="Základný_20_text"><text:span text:style-name="CharStyle7"><text:span text:style-name="T1">Ten jeho pohľad ešte včera bdelý,</text:span></text:span></text:p>
      <text:p text:style-name="Základný_20_text"><text:span text:style-name="CharStyle7"><text:span text:style-name="T1">keď na veliteľskom môstku stál</text:span></text:span></text:p>
      <text:p text:style-name="Základný_20_text"><text:span text:style-name="CharStyle7"><text:span text:style-name="T1">a velil: tu tehly klaď, tam pohlaď, tamto páľ!</text:span></text:span></text:p>
      <text:p text:style-name="Základný_20_text"><text:span text:style-name="CharStyle7"><text:span text:style-name="T1">Siroba, rany, starý kapitál —</text:span></text:span></text:p>
      <text:p text:style-name="Základný_20_text"><text:span text:style-name="CharStyle7"><text:span text:style-name="T1">ktože ho, kto z nás nepoznal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A toľko plaču zaschlo v našej rodnej hrude,</text:span></text:span></text:p>
      <text:p text:style-name="Základný_20_text"><text:span text:style-name="CharStyle7"><text:span text:style-name="T1">tým viac a viac ju každý ľúbiť bude,</text:span></text:span></text:p>
      <text:p text:style-name="Základný_20_text"><text:span text:style-name="CharStyle7"><text:span text:style-name="T1">bo z našej zeme kvitnú naše sny,</text:span></text:span></text:p>
      <text:p text:style-name="Základný_20_text"><text:span text:style-name="CharStyle7"><text:span text:style-name="T1">len v spravodlivosti je svet prekrásny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Ťažké sú slová, jak more hučí čierny chorál,</text:span></text:span></text:p>
      <text:p text:style-name="Základný_20_text"><text:span text:style-name="CharStyle7"><text:span text:style-name="T1">do výšky pnie sa veľduch, titan, hora,</text:span></text:span></text:p>
      <text:p text:style-name="Základný_20_text"><text:span text:style-name="CharStyle7"><text:span text:style-name="T1">podpiera naše šťastie, silu, jarné nebesia,</text:span></text:span></text:p>
      <text:p text:style-name="Základný_20_text"><text:span text:style-name="CharStyle7"><text:span text:style-name="T1">vyrástla z pravdy, nikdy nehne sa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V nás žije každý jeho dych, aj úsmev, slovo</text:span></text:span></text:p>
      <text:p text:style-name="Základný_20_text"><text:soft-page-break/><text:span text:style-name="CharStyle7"><text:span text:style-name="T1">a svieti slnce — dielo Gottwaldovo.</text:span></text:span></text:p>
      <text:p text:style-name="Základný_20_text"><text:span text:style-name="CharStyle7"><text:span text:style-name="T1">Má všade v šírom svete spojenca,</text:span></text:span></text:p>
      <text:p text:style-name="Základný_20_text"><text:span text:style-name="CharStyle7"><text:span text:style-name="T1">akoby básnik vpletal stuhy do venca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A keby podpálil náš domov zradný hrom,</text:span></text:span></text:p>
      <text:p text:style-name="Základný_20_text"><text:span text:style-name="CharStyle7"><text:span text:style-name="T1">zatnime päste, dajme sa pochodom,</text:span></text:span></text:p>
      <text:p text:style-name="Základný_20_text"><text:span text:style-name="CharStyle7"><text:span text:style-name="T1">tak ako povodeň nech spev náš zaburáca,</text:span></text:span></text:p>
      <text:p text:style-name="Základný_20_text"><text:span text:style-name="CharStyle7"><text:span text:style-name="T1">čaká nás boj a čaká práca,</text:span></text:span></text:p>
      <text:p text:style-name="Základný_20_text"><text:span text:style-name="CharStyle7"><text:span text:style-name="T1">ideme na čele s Klementom Gottwaldom!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BANÍCI&lt;/h1&gt;</text:span></text:span></text:p>
      <text:p text:style-name="Základný_20_text_20__28_2_29_"><text:span text:style-name="CharStyle7"><text:span text:style-name="T1"/></text:span></text:p>
      <text:p text:style-name="Základný_20_text_20__28_2_29_"><text:span text:style-name="CharStyle7"><text:span text:style-name="T1">Ešte jeden úder, kým žije potu pramienok,</text:span></text:span></text:p>
      <text:p text:style-name="Základný_20_text_20__28_2_29_"><text:span text:style-name="CharStyle7"><text:span text:style-name="T1">než čakan pustí od bolesti korienok</text:span></text:span></text:p>
      <text:p text:style-name="Základný_20_text_20__28_2_29_"><text:span text:style-name="CharStyle7"><text:span text:style-name="T1">do tvojich čiernych rúk tak ako v žírnu prsť.</text:span></text:span></text:p>
      <text:p text:style-name="Základný_20_text_20__28_2_29_"><text:span text:style-name="CharStyle7"><text:span text:style-name="T1">To je chlieb vozdajší, to je ten svätý krst.</text:span></text:span></text:p>
      <text:p text:style-name="Základný_20_text_20__28_2_29_"><text:span text:style-name="CharStyle7"><text:span text:style-name="T1"/></text:span></text:p>
      <text:p text:style-name="Základný_20_text_20__28_2_29_"><text:span text:style-name="CharStyle7"><text:span text:style-name="T1">Ešte jeden úder, ešte potu mok,</text:span></text:span></text:p>
      <text:p text:style-name="Základný_20_text_20__28_2_29_"><text:span text:style-name="CharStyle7"><text:span text:style-name="T1">v líce sa vrezáva uhoľný úlomok</text:span></text:span></text:p>
      <text:p text:style-name="Základný_20_text_20__28_2_29_"><text:span text:style-name="CharStyle7"><text:span text:style-name="T1">a čakan prirastá k šľachám a ku kostiam,</text:span></text:span></text:p>
      <text:p text:style-name="Základný_20_text_20__28_2_29_"><text:span text:style-name="CharStyle7"><text:span text:style-name="T1">v zápase zabúdaš, čo je to, čis’ to</text:span></text:span><text:span text:style-name="CharStyle7"><text:span text:style-name="T2"> </text:span></text:span><text:span text:style-name="CharStyle7"><text:span text:style-name="T1">sám,</text:span></text:span></text:p>
      <text:p text:style-name="Základný_20_text_20__28_2_29_"><text:span text:style-name="CharStyle7"><text:span text:style-name="T1">či zvieraš v žilách seba a či nástroj mŕtvy,</text:span></text:span></text:p>
      <text:p text:style-name="Základný_20_text_20__28_2_29_"><text:span text:style-name="CharStyle7"><text:span text:style-name="T1">či ty si železo a kameň uhoľný</text:span></text:span></text:p>
      <text:p text:style-name="Základný_20_text_20__28_2_29_"><text:soft-page-break/><text:span text:style-name="CharStyle7"><text:span text:style-name="T1">a tlčieš do seba namiesto do štôlní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Ešte jeden úder, ešte potu mok,</text:span></text:span></text:p>
      <text:p text:style-name="Základný_20_text"><text:span text:style-name="CharStyle7"><text:span text:style-name="T1">kým žije, kým dýcha posledný pramienok.</text:span></text:span></text:p>
      <text:p text:style-name="Základný_20_text"><text:span text:style-name="CharStyle7"><text:span text:style-name="T1">Kto je tu ostrejší, či znoj či čakany,</text:span></text:span></text:p>
      <text:p text:style-name="Základný_20_text"><text:span text:style-name="CharStyle7"><text:span text:style-name="T1">či srdce rozliate tak ako povodeň?</text:span></text:span></text:p>
      <text:p text:style-name="Základný_20_text"><text:span text:style-name="CharStyle7"><text:span text:style-name="T1">Búši ti v prstoch už, búši ti v topore</text:span></text:span></text:p>
      <text:p text:style-name="Základný_20_text"><text:span text:style-name="CharStyle7"><text:span text:style-name="T1">a zemské útroby hlbšie sú nad more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Viac pravdy, múdrosti zo zeme vylovíš,</text:span></text:span></text:p>
      <text:p text:style-name="Základný_20_text"><text:span text:style-name="CharStyle7"><text:span text:style-name="T1">než z hlbín vodnatých, to je len vetchá skrýš,</text:span></text:span></text:p>
      <text:p text:style-name="Základný_20_text"><text:span text:style-name="CharStyle7"><text:span text:style-name="T1">útecha pre trosky, ryby a mäkkýše,</text:span></text:span></text:p>
      <text:p text:style-name="Základný_20_text"><text:span text:style-name="CharStyle7"><text:span text:style-name="T1">len večným únikom ti túžby kolíše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Ešte jeden úder, kým žije potu pramienok,</text:span></text:span></text:p>
      <text:p text:style-name="Základný_20_text"><text:span text:style-name="CharStyle7"><text:span text:style-name="T1">tu pole vojnové, zrod tvoj a spočinok,</text:span></text:span></text:p>
      <text:p text:style-name="Základný_20_text"><text:span text:style-name="CharStyle7"><text:span text:style-name="T1">tu oči trbliecu jak hviezdy nad ránom,</text:span></text:span></text:p>
      <text:p text:style-name="Základný_20_text"><text:span text:style-name="CharStyle7"><text:span text:style-name="T1">tu roztína sa vesmír baníckym čakanom,</text:span></text:span></text:p>
      <text:p text:style-name="Základný_20_text"><text:span text:style-name="CharStyle7"><text:span text:style-name="T1">tu zimy-leta niet, tu noc sa volá dňom,</text:span></text:span></text:p>
      <text:p text:style-name="Základný_20_text"><text:span text:style-name="CharStyle7"><text:span text:style-name="T1">tu budúcnosť sa leje žeravým klokočom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Do stredu zeme blíž armáda útokom rúbe, tne</text:span></text:span></text:p>
      <text:p text:style-name="Základný_20_text"><text:span text:style-name="CharStyle7"><text:span text:style-name="T1">a ruka v ruke s ňou sú všetky srdcia udatné.</text:span></text:span></text:p>
      <text:p text:style-name="P5"><text:span text:style-name="CharStyle7"><text:span text:style-name="T1">Ak šťastie v žití chceš, o šťastí ona rozhodne,</text:span></text:span></text:p>
      <text:p text:style-name="P5"><text:soft-page-break/><text:span text:style-name="CharStyle7"><text:span text:style-name="T1">armáda baníkov koreň zla navždy rozotne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II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Som priateľ s víchrom, s dažďom známy,</text:span></text:span></text:p>
      <text:p text:style-name="Základný_20_text"><text:span text:style-name="CharStyle7"><text:span text:style-name="T1">mne žiaden z nich už neublíži.</text:span></text:span></text:p>
      <text:p text:style-name="Základný_20_text"><text:span text:style-name="CharStyle7"><text:span text:style-name="T1">S horami poznám sa i hruda je mi sestrou,</text:span></text:span></text:p>
      <text:p text:style-name="Základný_20_text"><text:span text:style-name="CharStyle7"><text:span text:style-name="T1">na poliach šírych som jak v rodnej chyži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Aj srdce tvrdé mám, ocieľku kalenú,</text:span></text:span></text:p>
      <text:p text:style-name="Základný_20_text"><text:span text:style-name="CharStyle7"><text:span text:style-name="T1">keď ľudská zloba priviera mi dych,</text:span></text:span></text:p>
      <text:p text:style-name="Základný_20_text"><text:span text:style-name="CharStyle7"><text:span text:style-name="T1">tak ako vtáčie hniezdo vo mne štebotá,</text:span></text:span></text:p>
      <text:p text:style-name="Základný_20_text"><text:span text:style-name="CharStyle7"><text:span text:style-name="T1">keď slnce vyhráva na strunách zlatistých.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BÁSNIK A DIEŤA</text:span></text:span><text:span text:style-name="CharStyle23"><text:span text:style-name="T1">&lt;/h1&gt;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Je večer, vlaky odchádzajú</text:span></text:span></text:p>
      <text:p text:style-name="Základný_20_text"><text:span text:style-name="CharStyle7"><text:span text:style-name="T1">tak ako myšlienky.</text:span></text:span></text:p>
      <text:p text:style-name="Základný_20_text"><text:span text:style-name="CharStyle7"><text:span text:style-name="T1">Zbohom a píš</text:span></text:span></text:p>
      <text:p text:style-name="Základný_20_text"><text:span text:style-name="CharStyle7"><text:span text:style-name="T1">z krajín, kde práve kvitne smiech,</text:span></text:span></text:p>
      <text:p text:style-name="Základný_20_text"><text:span text:style-name="CharStyle7"><text:span text:style-name="T1">o všetkom, čo krásne uvidíš.</text:span></text:span></text:p>
      <text:p text:style-name="Základný_20_text"><text:span text:style-name="CharStyle7"><text:span text:style-name="T1"/></text:span></text:p>
      <text:p text:style-name="Základný_20_text"><text:soft-page-break/><text:span text:style-name="CharStyle7"><text:span text:style-name="T1">Nie je to ešte smiech, to zvony znejú,</text:span></text:span></text:p>
      <text:p text:style-name="Základný_20_text"><text:span text:style-name="CharStyle7"><text:span text:style-name="T1">ani sviatočné, ani na večiereň,</text:span></text:span></text:p>
      <text:p text:style-name="Základný_20_text"><text:span text:style-name="CharStyle7"><text:span text:style-name="T1">to umieráčik zvoní, duní hrom</text:span></text:span></text:p>
      <text:p text:style-name="Základný_20_text"><text:span text:style-name="CharStyle7"><text:span text:style-name="T1">smrti tyranom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Na nebi blesky križujú sa,</text:span></text:span></text:p>
      <text:p text:style-name="Základný_20_text"><text:span text:style-name="CharStyle7"><text:span text:style-name="T1">slepí sa strachom križujú</text:span></text:span></text:p>
      <text:p text:style-name="Základný_20_text"><text:span text:style-name="CharStyle7"><text:span text:style-name="T1">a dobro na kríž pribíjajú.</text:span></text:span></text:p>
      <text:p text:style-name="Základný_20_text"><text:span text:style-name="CharStyle7"><text:span text:style-name="T1">Slepí, tisíckrát slepí,</text:span></text:span></text:p>
      <text:p text:style-name="Základný_20_text"><text:span text:style-name="CharStyle7"><text:span text:style-name="T1">svoju vlastnú pravdu križujú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Je ešte ako púčok malý,</text:span></text:span></text:p>
      <text:p text:style-name="Základný_20_text"><text:span text:style-name="CharStyle7"><text:span text:style-name="T1">už vidíš farbu červenú.</text:span></text:span></text:p>
      <text:p text:style-name="Základný_20_text"><text:span text:style-name="CharStyle7"><text:span text:style-name="T1">Hovorí za nás, za vás, za armády šíre,</text:span></text:span></text:p>
      <text:p text:style-name="Základný_20_text"><text:span text:style-name="CharStyle7"><text:span text:style-name="T1">za všetkých, čo v potu tvári</text:span></text:span></text:p>
      <text:p text:style-name="Základný_20_text"><text:span text:style-name="CharStyle7"><text:span text:style-name="T1">šťastie dolujú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Je ešte ako batoliatko,</text:span></text:span></text:p>
      <text:p text:style-name="Základný_20_text"><text:span text:style-name="CharStyle17"><text:span text:style-name="T1">z očiek mu sála </text:span></text:span><text:span text:style-name="CharStyle7"><text:span text:style-name="T1">múdrosť preveľká.</text:span></text:span></text:p>
      <text:p text:style-name="Základný_20_text"><text:span text:style-name="CharStyle7"><text:span text:style-name="T1">Je z otca mozoľov</text:span></text:span></text:p>
      <text:p text:style-name="Základný_20_text"><text:span text:style-name="CharStyle7"><text:span text:style-name="T1">a z matky tvrdých pokolení,</text:span></text:span></text:p>
      <text:p text:style-name="Základný_20_text"><text:span text:style-name="CharStyle7"><text:span text:style-name="T1">keď všetko na svete</text:span></text:span></text:p>
      <text:p text:style-name="Základný_20_text"><text:span text:style-name="CharStyle7"><text:span text:style-name="T1">aj tebe, tebe zmení</text:span></text:span></text:p>
      <text:p text:style-name="Základný_20_text"><text:span text:style-name="CharStyle7"><text:span text:style-name="T1">mäkučkú rúčku v tvrdý kov,</text:span></text:span></text:p>
      <text:p text:style-name="Základný_20_text"><text:soft-page-break/><text:span text:style-name="CharStyle7"><text:span text:style-name="T1">nad zlato drahší skvostov skvost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No pokým tŕne vidím v tvojom vienku,</text:span></text:span></text:p>
      <text:p text:style-name="Základný_20_text"><text:span text:style-name="CharStyle7"><text:span text:style-name="T1">maj, dieťa, po mne jednu rozpomienku:</text:span></text:span></text:p>
      <text:p text:style-name="Základný_20_text"><text:span text:style-name="CharStyle7"><text:span text:style-name="T1">bi sa len, bi sa za myšlienku</text:span></text:span></text:p>
      <text:p text:style-name="Základný_20_text"><text:span text:style-name="CharStyle7"><text:span text:style-name="T1">tak ako za šťastie a za milenku!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NOČNÝ ROZHOVOR</text:span></text:span><text:span text:style-name="CharStyle23"><text:span text:style-name="T1">&lt;/h1&gt;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Dieťa mi rastie v sníčkoch ružových</text:span></text:span></text:p>
      <text:p text:style-name="Základný_20_text"><text:span text:style-name="CharStyle7"><text:span text:style-name="T1">a v smiechu mocnie jeho dych.</text:span></text:span></text:p>
      <text:p text:style-name="Základný_20_text"><text:span text:style-name="CharStyle7"><text:span text:style-name="T1">Kde sa vzal zrazu smútok nečakaný,</text:span></text:span></text:p>
      <text:p text:style-name="Základný_20_text"><text:span text:style-name="CharStyle7"><text:span text:style-name="T1">keď rozplakal sa náhle chlapček v spaní?</text:span></text:span></text:p>
      <text:p text:style-name="Základný_20_text"><text:span text:style-name="CharStyle7"><text:span text:style-name="T1">Nič po nič letia mysľou čierne mušky,</text:span></text:span></text:p>
      <text:p text:style-name="Základný_20_text"><text:span text:style-name="CharStyle7"><text:span text:style-name="T1">či ochorel, keď slzy roní do podušky?</text:span></text:span></text:p>
      <text:p text:style-name="Základný_20_text"><text:span text:style-name="CharStyle7"><text:span text:style-name="T1">Tvárička horí mu, prelieva slzičky.</text:span></text:span></text:p>
      <text:p text:style-name="Základný_20_text"><text:span text:style-name="CharStyle7"><text:span text:style-name="T1">— Zlé sa ti snívalo? Povedz, môj maličký.</text:span></text:span></text:p>
      <text:p text:style-name="Základný_20_text"><text:span text:style-name="CharStyle7"><text:span text:style-name="T1">— Keď zomriem, neviem, či ma vzbudia,</text:span></text:span></text:p>
      <text:p text:style-name="Základný_20_text"><text:span text:style-name="CharStyle7"><text:span text:style-name="T1">či sa mať budem jak iní ľudia...</text:span></text:span></text:p>
      <text:p text:style-name="Základný_20_text"><text:span text:style-name="CharStyle7"><text:span text:style-name="T1">chlapcovi derie sa cez slzy veta.</text:span></text:span></text:p>
      <text:p text:style-name="Základný_20_text"><text:span text:style-name="CharStyle7"><text:span text:style-name="T1">— Nezomrieš, chlapček môj, si dobré dieťa.</text:span></text:span></text:p>
      <text:p text:style-name="Základný_20_text"><text:span text:style-name="CharStyle7"><text:span text:style-name="T1">— Ale sa bojím, až budem starý,</text:span></text:span></text:p>
      <text:p text:style-name="Základný_20_text"><text:span text:style-name="CharStyle7"><text:span text:style-name="T1">veď si mi povedal, že tejto jari...</text:span></text:span></text:p>
      <text:p text:style-name="Základný_20_text"><text:soft-page-break/><text:span text:style-name="CharStyle7"><text:span text:style-name="T1">— Daj pokoj a mysli radšej na vojakov,</text:span></text:span></text:p>
      <text:p text:style-name="Základný_20_text"><text:span text:style-name="CharStyle7"><text:span text:style-name="T1">zajtra ti urobím ozajstný čákov,</text:span></text:span></text:p>
      <text:p text:style-name="Základný_20_text"><text:span text:style-name="CharStyle7"><text:span text:style-name="T1">čím chceš byť, povedz, keď budeš veľký,</text:span></text:span></text:p>
      <text:p text:style-name="Základný_20_text"><text:span text:style-name="CharStyle7"><text:span text:style-name="T1">chceš dáku hračku do postieľky?</text:span></text:span></text:p>
      <text:p text:style-name="Základný_20_text"><text:span text:style-name="CharStyle7"><text:span text:style-name="T1">— Sám neviem, čím chcem byť, povedz mi ty.</text:span></text:span></text:p>
      <text:p text:style-name="Základný_20_text"><text:span text:style-name="CharStyle7"><text:span text:style-name="T1">— Spinkaj už, synáčik, aby si zajtra bol vyspatý.</text:span></text:span></text:p>
      <text:p text:style-name="Základný_20_text"><text:span text:style-name="CharStyle7"><text:span text:style-name="T1">A silný musíš byť tak ako valibuk,</text:span></text:span></text:p>
      <text:p text:style-name="Základný_20_text"><text:span text:style-name="CharStyle7"><text:span text:style-name="T1">spinkaj mi sladučko, už ani muk!</text:span></text:span></text:p>
      <text:p text:style-name="Základný_20_text"><text:span text:style-name="CharStyle7"><text:span text:style-name="T1">Hneď príde za tebou mamička,</text:span></text:span></text:p>
      <text:p text:style-name="Základný_20_text"><text:span text:style-name="CharStyle7"><text:span text:style-name="T1">ona ťa bozká ešte raz na líčka...</text:span></text:span></text:p>
      <text:p text:style-name="Základný_20_text"><text:span text:style-name="CharStyle7"><text:span text:style-name="T1">A smútok zatíchol ako šumot riečny,</text:span></text:span></text:p>
      <text:p text:style-name="Základný_20_text"><text:span text:style-name="CharStyle7"><text:span text:style-name="T1">aj život v tej chvíli stáva sa nekonečný.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MODLITBA MEŠTIAKA TOHTO VEKU</text:span></text:span><text:span text:style-name="CharStyle23"><text:span text:style-name="T1">&lt;/h1&gt;</text:span></text:span></text:p>
      <text:p text:style-name="P2"><text:span text:style-name="CharStyle7"><text:span text:style-name="T1"/></text:span></text:p>
      <text:p text:style-name="P2"><text:span text:style-name="CharStyle7"><text:span text:style-name="T1">Schovaj meč do pošvy</text:span></text:span></text:p>
      <text:p text:style-name="P2"><text:span text:style-name="CharStyle7"><text:span text:style-name="T1">a zamkni reťazami knihu múdrosti.</text:span></text:span></text:p>
      <text:p text:style-name="P2"><text:span text:style-name="CharStyle7"><text:span text:style-name="T1">Nechceme lietať nad oblakmi,</text:span></text:span></text:p>
      <text:p text:style-name="P2"><text:span text:style-name="CharStyle7"><text:span text:style-name="T1">kde nikdy nezapadá slnce,</text:span></text:span></text:p>
      <text:p text:style-name="P2"><text:span text:style-name="CharStyle7"><text:span text:style-name="T1">kde je len večné všedné poludnie,</text:span></text:span></text:p>
      <text:p text:style-name="P2"><text:span text:style-name="CharStyle7"><text:span text:style-name="T1">kde nepočuť štrngot striebra a krištáľové hostiny,</text:span></text:span></text:p>
      <text:p text:style-name="P2"><text:span text:style-name="CharStyle7"><text:span text:style-name="T1">kde má najkrajšiu a najskutočnejšiu tvár myšlienka,</text:span></text:span></text:p>
      <text:p text:style-name="P2"><text:span text:style-name="CharStyle7"><text:span text:style-name="T1">vyzlečená z všetkého hriechu a pokušenia,</text:span></text:span></text:p>
      <text:p text:style-name="P2"><text:soft-page-break/><text:span text:style-name="CharStyle7"><text:span text:style-name="T1">za spevu orchestra metafyziky</text:span></text:span></text:p>
      <text:p text:style-name="P2"><text:span text:style-name="CharStyle7"><text:span text:style-name="T1">o láske medziplanetárnej,</text:span></text:span></text:p>
      <text:p text:style-name="P2"><text:span text:style-name="CharStyle7"><text:span text:style-name="T1">neľudská, nezemská, čo ťaží viac než práca.</text:span></text:span></text:p>
      <text:p text:style-name="P2"><text:span text:style-name="CharStyle7"><text:span text:style-name="T1"/></text:span></text:p>
      <text:p text:style-name="P2"><text:span text:style-name="CharStyle7"><text:span text:style-name="T1">Treba nám takých géniov,</text:span></text:span></text:p>
      <text:p text:style-name="P2"><text:span text:style-name="CharStyle7"><text:span text:style-name="T1">čo víno prelievajú vo dne v noci,</text:span></text:span></text:p>
      <text:p text:style-name="P2"><text:span text:style-name="CharStyle7"><text:span text:style-name="T1">z ničoho, z vody zázrak vylúdia</text:span></text:span></text:p>
      <text:p text:style-name="P2"><text:span text:style-name="CharStyle7"><text:span text:style-name="T1">a hodváb namerajú plným priehrštím,</text:span></text:span></text:p>
      <text:p text:style-name="P2"><text:span text:style-name="CharStyle7"><text:span text:style-name="T1">rozmnožia rúcha najdrahšie</text:span></text:span></text:p>
      <text:p text:style-name="P2"><text:span text:style-name="CharStyle7"><text:span text:style-name="T1">a po smrti nám svätý pokoj dajú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Och, bože, hospodáru štedrý,</text:span></text:span></text:p>
      <text:p text:style-name="Základný_20_text"><text:span text:style-name="CharStyle7"><text:span text:style-name="T1">majster zázračný,</text:span></text:span></text:p>
      <text:p text:style-name="Základný_20_text"><text:span text:style-name="CharStyle7"><text:span text:style-name="T1">zmiluj sa nad služobníkmi najvernejšími</text:span></text:span></text:p>
      <text:p text:style-name="Základný_20_text"><text:span text:style-name="CharStyle7"><text:span text:style-name="T1">a daj nám napiť z rohu hojnosti,</text:span></text:span></text:p>
      <text:p text:style-name="Základný_20_text"><text:span text:style-name="CharStyle7"><text:span text:style-name="T1">po čom len naše ústa zatúžia,</text:span></text:span></text:p>
      <text:p text:style-name="Základný_20_text"><text:span text:style-name="CharStyle7"><text:span text:style-name="T1">aleluja, aleluja...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MODLITBA NÁBOŽNÝCH</text:span></text:span><text:span text:style-name="CharStyle23"><text:span text:style-name="T1">&lt;/h1&gt;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V tom svete hriešnom, plnom záhuby,</text:span></text:span></text:p>
      <text:p text:style-name="Základný_20_text"><text:span text:style-name="CharStyle7"><text:span text:style-name="T1">kde vidia všetko, čokoľvek kladieš do huby,</text:span></text:span></text:p>
      <text:p text:style-name="Základný_20_text"><text:span text:style-name="CharStyle7"><text:span text:style-name="T1">a nedoprajú väčšiu skyvu chleba,</text:span></text:span></text:p>
      <text:p text:style-name="Základný_20_text"><text:soft-page-break/><text:span text:style-name="CharStyle7"><text:span text:style-name="T1">čo nešetrils’, velebiac, bože, teba,</text:span></text:span></text:p>
      <text:p text:style-name="Základný_20_text"><text:span text:style-name="CharStyle7"><text:span text:style-name="T1">v tom svete hriešnom, plnom vášní zlých</text:span></text:span></text:p>
      <text:p text:style-name="Základný_20_text"><text:span text:style-name="CharStyle7"><text:span text:style-name="T1">a ešte väčších zvodov diabolských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Ó, ver mi, bože, zlí sú ľudia, zlí,</text:span></text:span></text:p>
      <text:p text:style-name="Základný_20_text"><text:span text:style-name="CharStyle7"><text:span text:style-name="T1">velebiť teba toľkí odvykli.</text:span></text:span></text:p>
      <text:p text:style-name="Základný_20_text"><text:span text:style-name="CharStyle7"><text:span text:style-name="T1">Vyhýbam tým, z ktorých pokušenie srší,</text:span></text:span></text:p>
      <text:p text:style-name="Základný_20_text"><text:span text:style-name="CharStyle7"><text:span text:style-name="T1">a ja mám veľkú vieru v duši,</text:span></text:span></text:p>
      <text:p text:style-name="Základný_20_text"><text:span text:style-name="CharStyle7"><text:span text:style-name="T1">preto chcem byť, bože, iba s tebou, sám,</text:span></text:span></text:p>
      <text:p text:style-name="Základný_20_text"><text:span text:style-name="CharStyle7"><text:span text:style-name="T1">nečujem rúhanie, upieram oči k nebesiam,</text:span></text:span></text:p>
      <text:p text:style-name="Základný_20_text"><text:span text:style-name="CharStyle7"><text:span text:style-name="T1">keď sa k pobožnosti s rodinkou uberáme,</text:span></text:span></text:p>
      <text:p text:style-name="Základný_20_text"><text:span text:style-name="CharStyle7"><text:span text:style-name="T1">z kníh starých spievame a modlíme sa v chráme.</text:span></text:span></text:p>
      <text:p text:style-name="Základný_20_text"><text:span text:style-name="CharStyle7"><text:span text:style-name="T1">Organy velebne z chóru zaznievajú,</text:span></text:span></text:p>
      <text:p text:style-name="Základný_20_text"><text:span text:style-name="CharStyle7"><text:span text:style-name="T1">počúvam, že ceny látok klesnúť majú,</text:span></text:span></text:p>
      <text:p text:style-name="Základný_20_text"><text:span text:style-name="CharStyle7"><text:span text:style-name="T1">len, bože, väčšiu skyvu pre mňa uštedri</text:span></text:span></text:p>
      <text:p text:style-name="Základný_20_text"><text:span text:style-name="CharStyle7"><text:span text:style-name="T1">a ver mi, bože, zlí sú ľudia, zlí...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SLEPÝ KRÁĽ</text:span></text:span><text:span text:style-name="CharStyle23"><text:span text:style-name="T1">&lt;/h1&gt;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Jak vládca abo svätý</text:span></text:span></text:p>
      <text:p text:style-name="Základný_20_text"><text:span text:style-name="CharStyle7"><text:span text:style-name="T1">zástupom káže z oltára:</text:span></text:span></text:p>
      <text:p text:style-name="Základný_20_text"><text:span text:style-name="CharStyle7"><text:span text:style-name="T1">— Mojimi ústami vravia milióny</text:span></text:span></text:p>
      <text:p text:style-name="Základný_20_text"><text:span text:style-name="CharStyle7"><text:span text:style-name="T1">a na rozkaz sa hora otvára,</text:span></text:span></text:p>
      <text:p text:style-name="Základný_20_text"><text:soft-page-break/><text:span text:style-name="CharStyle7"><text:span text:style-name="T1"/></text:span></text:p>
      <text:p text:style-name="Základný_20_text"><text:span text:style-name="CharStyle7"><text:span text:style-name="T1">kladie vám k nohám všetky poklady,</text:span></text:span></text:p>
      <text:p text:style-name="Základný_20_text"><text:span text:style-name="CharStyle7"><text:span text:style-name="T1">už zajtra, zajtra šťastie kraje zaleje.</text:span></text:span></text:p>
      <text:p text:style-name="Základný_20_text"><text:span text:style-name="CharStyle7"><text:span text:style-name="T1">(Je svätý a či zemepán?</text:span></text:span></text:p>
      <text:p text:style-name="Základný_20_text"><text:span text:style-name="CharStyle7"><text:span text:style-name="T1">Klaňajú sa mu po pás domy, aleje.)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A vládca kričí ako svätý:</text:span></text:span></text:p>
      <text:p text:style-name="Základný_20_text"><text:span text:style-name="CharStyle7"><text:span text:style-name="T1">— Mojimi očami vidia milióny,</text:span></text:span></text:p>
      <text:p text:style-name="Základný_20_text"><text:span text:style-name="CharStyle7"><text:span text:style-name="T1">kde hroby civeli, tam kvitnú záhrady,</text:span></text:span></text:p>
      <text:p text:style-name="Základný_20_text"><text:span text:style-name="CharStyle7"><text:span text:style-name="T1">za jednu noc sa celé kraje menia,</text:span></text:span></text:p>
      <text:p text:style-name="Základný_20_text"><text:span text:style-name="CharStyle7"><text:span text:style-name="T1">kto toto nevidí, ten patrí do väzenia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A húta slepý bezo studu:</text:span></text:span></text:p>
      <text:p text:style-name="Základný_20_text"><text:span text:style-name="CharStyle7"><text:span text:style-name="T1">— Navždy som s vami a nemôžem byť sám,</text:span></text:span></text:p>
      <text:p text:style-name="Základný_20_text"><text:span text:style-name="CharStyle7"><text:span text:style-name="T1">taká je moja vôľa, vôľa ľudu.</text:span></text:span></text:p>
      <text:p text:style-name="Základný_20_text"><text:span text:style-name="CharStyle7"><text:span text:style-name="T1">Až keď mu slučka hrdlo tlačí,</text:span></text:span></text:p>
      <text:p text:style-name="Základný_20_text"><text:span text:style-name="CharStyle7"><text:span text:style-name="T1">začína vidieť slepý zemepán,</text:span></text:span></text:p>
      <text:p text:style-name="Základný_20_text"><text:span text:style-name="CharStyle7"><text:span text:style-name="T1">vyzná sa už aj v ľudskom plači.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JASNÉ ZRENIE</text:span></text:span><text:span text:style-name="CharStyle23"><text:span text:style-name="T1">&lt;/h1&gt;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Duša zahalená</text:span></text:span></text:p>
      <text:p text:style-name="P6"><text:span text:style-name="CharStyle7"><text:span text:style-name="T1">v hodvábe, čipkách, hermelíne,</text:span></text:span></text:p>
      <text:p text:style-name="P6"><text:soft-page-break/><text:span text:style-name="CharStyle7"><text:span text:style-name="T1">si kvet, či zvon, a či azda žena?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Duša driemajúca</text:span></text:span></text:p>
      <text:p text:style-name="Základný_20_text"><text:span text:style-name="CharStyle7"><text:span text:style-name="T1">v lupeňoch ruží, slovách, slovách —</text:span></text:span></text:p>
      <text:p text:style-name="Základný_20_text"><text:span text:style-name="CharStyle7"><text:span text:style-name="T1">večná je, večná ľúbosť vrúca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Duša spievajúca</text:span></text:span></text:p>
      <text:p text:style-name="Základný_20_text"><text:span text:style-name="CharStyle7"><text:span text:style-name="T1">v zeleni, slnci, aj keď sneží,</text:span></text:span></text:p>
      <text:p text:style-name="Základný_20_text"><text:span text:style-name="CharStyle7"><text:span text:style-name="T1">od mora k moru, z diaľnych nížin,</text:span></text:span></text:p>
      <text:p text:style-name="Základný_20_text"><text:span text:style-name="CharStyle7"><text:span text:style-name="T1">z belasých výšin priletela,</text:span></text:span></text:p>
      <text:p text:style-name="Základný_20_text"><text:span text:style-name="CharStyle7"><text:span text:style-name="T1">o závod s víchrom svetom beží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Duša zmierajúca</text:span></text:span></text:p>
      <text:p text:style-name="Základný_20_text"><text:span text:style-name="CharStyle7"><text:span text:style-name="T1">za tebou, sladký okamih,</text:span></text:span></text:p>
      <text:p text:style-name="Základný_20_text"><text:span text:style-name="CharStyle7"><text:span text:style-name="T1">z ničoho, z teba zažatý,</text:span></text:span></text:p>
      <text:p text:style-name="Základný_20_text"><text:span text:style-name="CharStyle7"><text:span text:style-name="T1">iskrou tvojho oka,</text:span></text:span></text:p>
      <text:p text:style-name="Základný_20_text"><text:span text:style-name="CharStyle7"><text:span text:style-name="T1">čo padá do lona,</text:span></text:span></text:p>
      <text:p text:style-name="Základný_20_text"><text:span text:style-name="CharStyle7"><text:span text:style-name="T1">do vody hlbokej,</text:span></text:span></text:p>
      <text:p text:style-name="Základný_20_text"><text:span text:style-name="CharStyle7"><text:span text:style-name="T1">kde nebo dovidíš,</text:span></text:span></text:p>
      <text:p text:style-name="Základný_20_text"><text:span text:style-name="CharStyle7"><text:span text:style-name="T1">spev počuť z diaľky a či vzdych,</text:span></text:span></text:p>
      <text:p text:style-name="Základný_20_text"><text:span text:style-name="CharStyle7"><text:span text:style-name="T1">ty spíš, ty spíš.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DO PAMÄTNÍKA</text:span></text:span><text:span text:style-name="CharStyle23"><text:span text:style-name="T1">&lt;/h1&gt;</text:span></text:span></text:p>
      <text:p text:style-name="Základný_20_text"><text:soft-page-break/><text:span text:style-name="CharStyle7"><text:span text:style-name="T1"/></text:span></text:p>
      <text:p text:style-name="Základný_20_text"><text:span text:style-name="CharStyle7"><text:span text:style-name="T1">Na koni víťaz — hodváb, zamat, brnenie</text:span></text:span></text:p>
      <text:p text:style-name="Základný_20_text"><text:span text:style-name="CharStyle7"><text:span text:style-name="T1">mladučké telo skrýva.</text:span></text:span></text:p>
      <text:p text:style-name="Základný_20_text"><text:span text:style-name="CharStyle7"><text:span text:style-name="T1">Tak ako v rozprávke,</text:span></text:span></text:p>
      <text:p text:style-name="Základný_20_text"><text:span text:style-name="CharStyle7"><text:span text:style-name="T1">mihnutím oka, jediným prstom</text:span></text:span></text:p>
      <text:p text:style-name="Základný_20_text"><text:span text:style-name="CharStyle7"><text:span text:style-name="T1">krajina celá porazená,</text:span></text:span></text:p>
      <text:p text:style-name="Základný_20_text"><text:span text:style-name="CharStyle7"><text:span text:style-name="T1">čo drieme v mojom srdci.</text:span></text:span></text:p>
      <text:p text:style-name="Základný_20_text"><text:span text:style-name="CharStyle7"><text:span text:style-name="T1">A vlastne ešte ani nie si žena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A sama nevieš, čo sa to v tebe rozvodnieva,</text:span></text:span></text:p>
      <text:p text:style-name="Základný_20_text"><text:span text:style-name="CharStyle7"><text:span text:style-name="T1">či to len pramienok a či potok horský,</text:span></text:span></text:p>
      <text:p text:style-name="Základný_20_text"><text:span text:style-name="CharStyle7"><text:span text:style-name="T1">či šíre jazerá a či príboj morský,</text:span></text:span></text:p>
      <text:p text:style-name="Základný_20_text"><text:span text:style-name="CharStyle7"><text:span text:style-name="T1">či slnca žiara, či to len hviezda preletela,</text:span></text:span></text:p>
      <text:p text:style-name="Základný_20_text"><text:span text:style-name="CharStyle7"><text:span text:style-name="T1">či na ženu sa náhle meníš, deva,</text:span></text:span></text:p>
      <text:p text:style-name="Základný_20_text"><text:span text:style-name="CharStyle7"><text:span text:style-name="T1">po láske túžiš zrazu celá, celá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V živote býva radosť slzou vykúpená,</text:span></text:span></text:p>
      <text:p text:style-name="Základný_20_text"><text:span text:style-name="CharStyle7"><text:span text:style-name="T1">vysoko rastieš v očiach toho, kto ťa rád.</text:span></text:span></text:p>
      <text:p text:style-name="Základný_20_text"><text:span text:style-name="CharStyle7"><text:span text:style-name="T1">Si pekná, mocná a už takmer žena,</text:span></text:span></text:p>
      <text:p text:style-name="Základný_20_text"><text:span text:style-name="CharStyle7"><text:span text:style-name="T1">a preto hľadíš ako nedobytný hrad.</text:span></text:span></text:p>
      <text:p text:style-name="Základný_20_text"><text:span text:style-name="CharStyle7"><text:span text:style-name="T1">Len srdce krehké máš, z včeličiek vosku,</text:span></text:span></text:p>
      <text:p text:style-name="Základný_20_text"><text:span text:style-name="CharStyle7"><text:span text:style-name="T1">bodajú slovká — nie, nie, nie...</text:span></text:span></text:p>
      <text:p text:style-name="Základný_20_text"><text:span text:style-name="CharStyle7"><text:span text:style-name="T1">Na koni víťaz — hodváb, zamat, brnenie —</text:span></text:span></text:p>
      <text:p text:style-name="Základný_20_text"><text:span text:style-name="CharStyle7"><text:span text:style-name="T1">tešíš sa, malá, kým príde k prvému bozku.</text:span></text:span></text:p>
      <text:p text:style-name="Základný_20_text_20__28_2_29_"><text:soft-page-break/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POPEVOK</text:span></text:span><text:span text:style-name="CharStyle23"><text:span text:style-name="T1">&lt;/h1&gt;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Na zelenej lúke</text:span></text:span></text:p>
      <text:p text:style-name="Základný_20_text"><text:span text:style-name="CharStyle7"><text:span text:style-name="T1">vôňa čečiny,</text:span></text:span></text:p>
      <text:p text:style-name="Základný_20_text"><text:span text:style-name="CharStyle7"><text:span text:style-name="T1">miloval som oči</text:span></text:span></text:p>
      <text:p text:style-name="Základný_20_text"><text:span text:style-name="CharStyle7"><text:span text:style-name="T1">švárnej dievčiny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Ale už je lúka</text:span></text:span></text:p>
      <text:p text:style-name="Základný_20_text"><text:span text:style-name="CharStyle7"><text:span text:style-name="T1">dávno skosená,</text:span></text:span></text:p>
      <text:p text:style-name="Základný_20_text"><text:span text:style-name="CharStyle7"><text:span text:style-name="T1">už je moja hlávka</text:span></text:span></text:p>
      <text:p text:style-name="Základný_20_text"><text:span text:style-name="CharStyle7"><text:span text:style-name="T1">slzou zrosená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Vráť sa, milá, vráť sa,</text:span></text:span></text:p>
      <text:p text:style-name="Základný_20_text"><text:span text:style-name="CharStyle7"><text:span text:style-name="T1">ruža rozkvitá,</text:span></text:span></text:p>
      <text:p text:style-name="Základný_20_text"><text:span text:style-name="CharStyle7"><text:span text:style-name="T1">ale ty si lístím</text:span></text:span></text:p>
      <text:p text:style-name="Základný_20_text"><text:span text:style-name="CharStyle7"><text:span text:style-name="T1">celá pokrytá.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VEČER NAD JAZEROM</text:span></text:span><text:span text:style-name="CharStyle23"><text:span text:style-name="T1">&lt;/h1&gt;</text:span></text:span></text:p>
      <text:p text:style-name="P2"><text:span text:style-name="CharStyle7"><text:span text:style-name="T1"/></text:span></text:p>
      <text:p text:style-name="P2"><text:span text:style-name="CharStyle7"><text:span text:style-name="T1">Rybári, rybári mlčanliví,</text:span></text:span></text:p>
      <text:p text:style-name="P2"><text:span text:style-name="CharStyle7"><text:span text:style-name="T1">kto vám to našepkáva</text:span></text:span></text:p>
      <text:p text:style-name="P2"><text:soft-page-break/><text:span text:style-name="CharStyle7"><text:span text:style-name="T1">slová, čo rozspievajú,</text:span></text:span></text:p>
      <text:p text:style-name="P2"><text:span text:style-name="CharStyle7"><text:span text:style-name="T1">roztancujú myseľ a ústa?</text:span></text:span></text:p>
      <text:p text:style-name="P2"><text:span text:style-name="CharStyle7"><text:span text:style-name="T1"/></text:span></text:p>
      <text:p text:style-name="P2"><text:span text:style-name="CharStyle7"><text:span text:style-name="T1">To som ja, podvečer,</text:span></text:span></text:p>
      <text:p text:style-name="P2"><text:span text:style-name="CharStyle7"><text:span text:style-name="T1">prechádzam sa na hladine</text:span></text:span></text:p>
      <text:p text:style-name="P2"><text:span text:style-name="CharStyle7"><text:span text:style-name="T1">ako vták, ako labuť biela,</text:span></text:span></text:p>
      <text:p text:style-name="P2"><text:span text:style-name="CharStyle7"><text:span text:style-name="T1">ako spomienka na zašlé životy,</text:span></text:span></text:p>
      <text:p text:style-name="P2"><text:span text:style-name="CharStyle7"><text:span text:style-name="T1">čo odchádzajú každým letom</text:span></text:span></text:p>
      <text:p text:style-name="P2"><text:span text:style-name="CharStyle7"><text:span text:style-name="T1">za tebou, priezračná.</text:span></text:span></text:p>
      <text:p text:style-name="P2"><text:span text:style-name="CharStyle7"><text:span text:style-name="T1"/></text:span></text:p>
      <text:p text:style-name="P2"><text:span text:style-name="CharStyle7"><text:span text:style-name="T1">Rútia sa hodiny</text:span></text:span></text:p>
      <text:p text:style-name="P2"><text:span text:style-name="CharStyle7"><text:span text:style-name="T1">a diaľky blízke sú.</text:span></text:span></text:p>
      <text:p text:style-name="P2"><text:span text:style-name="CharStyle7"><text:span text:style-name="T1">Neznámi ruky si tisnú,</text:span></text:span></text:p>
      <text:p text:style-name="P2"><text:span text:style-name="CharStyle7"><text:span text:style-name="T1">šťastie je pri mne.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VTÁČA NAD HOROU</text:span></text:span><text:span text:style-name="CharStyle23"><text:span text:style-name="T1">&lt;/h1&gt;</text:span></text:span></text:p>
      <text:p text:style-name="P2"><text:span text:style-name="CharStyle7"><text:span text:style-name="T1"/></text:span></text:p>
      <text:p text:style-name="P2"><text:span text:style-name="CharStyle7"><text:span text:style-name="T1">Odlietaš, vtáča, v diaľne kraje,</text:span></text:span></text:p>
      <text:p text:style-name="P2"><text:span text:style-name="CharStyle7"><text:span text:style-name="T1">maličké, hladné, osamelé.</text:span></text:span></text:p>
      <text:p text:style-name="P2"><text:span text:style-name="CharStyle7"><text:span text:style-name="T1">Či domov môj ti šťastie nedopraje,</text:span></text:span></text:p>
      <text:p text:style-name="P2"><text:span text:style-name="CharStyle7"><text:span text:style-name="T1">vábi ťa diaľka, čo sa v slnci belie?</text:span></text:span></text:p>
      <text:p text:style-name="P2"><text:span text:style-name="CharStyle7"><text:span text:style-name="T1"/></text:span></text:p>
      <text:p text:style-name="P2"><text:span text:style-name="CharStyle7"><text:span text:style-name="T1">Len víchor, víchor ostrý ako dýka,</text:span></text:span></text:p>
      <text:p text:style-name="P2"><text:soft-page-break/><text:span text:style-name="CharStyle7"><text:span text:style-name="T1">neznámo odkiaľ letí, kam,</text:span></text:span></text:p>
      <text:p text:style-name="P2"><text:span text:style-name="CharStyle7"><text:span text:style-name="T1">krídelkom tvojím vo výšave smýka</text:span></text:span></text:p>
      <text:p text:style-name="P2"><text:span text:style-name="CharStyle7"><text:span text:style-name="T1">a letíš, letíš proti vetru sám.</text:span></text:span></text:p>
      <text:p text:style-name="P2"><text:span text:style-name="CharStyle7"><text:span text:style-name="T1"/></text:span></text:p>
      <text:p text:style-name="P2"><text:span text:style-name="CharStyle7"><text:span text:style-name="T1">Kde hrebeň hôr sa veky láme</text:span></text:span></text:p>
      <text:p text:style-name="P2"><text:span text:style-name="CharStyle7"><text:span text:style-name="T1">a vietor páli jasným plameňom,</text:span></text:span></text:p>
      <text:p text:style-name="P2"><text:span text:style-name="CharStyle7"><text:span text:style-name="T1">všetko je, všetko tvojmu srdcu známe,</text:span></text:span></text:p>
      <text:p text:style-name="P2"><text:span text:style-name="CharStyle7"><text:span text:style-name="T1">čo človeku je iba túžbou, snom.</text:span></text:span></text:p>
      <text:p text:style-name="P2"><text:span text:style-name="CharStyle7"><text:span text:style-name="T1"/></text:span></text:p>
      <text:p text:style-name="P2"><text:span text:style-name="CharStyle7"><text:span text:style-name="T1">V povetrí staneš, v klbku meluzín —</text:span></text:span></text:p>
      <text:p text:style-name="P2"><text:span text:style-name="CharStyle7"><text:span text:style-name="T1">láka ťa priepasť, mätie, neoklame?</text:span></text:span></text:p>
      <text:p text:style-name="P2"><text:span text:style-name="CharStyle7"><text:span text:style-name="T1">Jak skala padáš náhle do hlbín</text:span></text:span></text:p>
      <text:p text:style-name="P2"><text:span text:style-name="CharStyle7"><text:span text:style-name="T1">a letíš v diaľky, ktoré nepoznáme.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PIESEŇ</text:span></text:span><text:span text:style-name="CharStyle23"><text:span text:style-name="T1">&lt;/h1&gt;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Počuješ večer pri prameni</text:span></text:span></text:p>
      <text:p text:style-name="Základný_20_text"><text:span text:style-name="CharStyle7"><text:span text:style-name="T1">volanie slávika?</text:span></text:span></text:p>
      <text:p text:style-name="Základný_20_text"><text:span text:style-name="CharStyle7"><text:span text:style-name="T1">Nik si ho s ničím nezamení,</text:span></text:span></text:p>
      <text:p text:style-name="Základný_20_text"><text:span text:style-name="CharStyle7"><text:span text:style-name="T1">no v streľbe bojov,</text:span></text:span></text:p>
      <text:p text:style-name="Základný_20_text"><text:span text:style-name="CharStyle7"><text:span text:style-name="T1">v rachote strojov</text:span></text:span></text:p>
      <text:p text:style-name="Základný_20_text"><text:span text:style-name="CharStyle7"><text:span text:style-name="T1">aj slávičí hlas zaniká.</text:span></text:span></text:p>
      <text:p text:style-name="Základný_20_text"><text:span text:style-name="CharStyle7"><text:span text:style-name="T1"/></text:span></text:p>
      <text:p text:style-name="Základný_20_text"><text:soft-page-break/><text:span text:style-name="CharStyle7"><text:span text:style-name="T1">Tak ako láska, ako žiaľ,</text:span></text:span></text:p>
      <text:p text:style-name="Základný_20_text"><text:span text:style-name="CharStyle7"><text:span text:style-name="T1">čo tryská zo skaly,</text:span></text:span></text:p>
      <text:p text:style-name="Základný_20_text"><text:span text:style-name="CharStyle7"><text:span text:style-name="T1">odletí v diaľ</text:span></text:span></text:p>
      <text:p text:style-name="Základný_20_text"><text:span text:style-name="CharStyle7"><text:span text:style-name="T1">jak boží tvor,</text:span></text:span></text:p>
      <text:p text:style-name="Základný_20_text"><text:span text:style-name="CharStyle7"><text:span text:style-name="T1">ba ešte skôr,</text:span></text:span></text:p>
      <text:p text:style-name="Základný_20_text"><text:span text:style-name="CharStyle7"><text:span text:style-name="T1">než sme sa nazdali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Len čo je ako rosa čisté</text:span></text:span></text:p>
      <text:p text:style-name="Základný_20_text"><text:span text:style-name="CharStyle7"><text:span text:style-name="T1">a páli ako slnca plam,</text:span></text:span></text:p>
      <text:p text:style-name="Základný_20_text"><text:span text:style-name="CharStyle7"><text:span text:style-name="T1">nezhynie isto-iste,</text:span></text:span></text:p>
      <text:p text:style-name="Základný_20_text"><text:span text:style-name="CharStyle7"><text:span text:style-name="T1">má všade skrýš,</text:span></text:span></text:p>
      <text:p text:style-name="Základný_20_text"><text:span text:style-name="CharStyle7"><text:span text:style-name="T1">ďalej než dovidíš,</text:span></text:span></text:p>
      <text:p text:style-name="Základný_20_text"><text:span text:style-name="CharStyle7"><text:span text:style-name="T1">v srdci, čo rastie k nebesiam.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DOZRIEVANIE</text:span></text:span><text:span text:style-name="CharStyle23"><text:span text:style-name="T1">&lt;/h1&gt;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Či sa mi navrátiš, ty detstvo pošetilé,</text:span></text:span></text:p>
      <text:p text:style-name="Základný_20_text"><text:span text:style-name="CharStyle7"><text:span text:style-name="T1">vohnané do slepej uličky mužného veku?</text:span></text:span></text:p>
      <text:p text:style-name="Základný_20_text"><text:span text:style-name="CharStyle7"><text:span text:style-name="T1">Šermuješ vráskami, šedinami,</text:span></text:span></text:p>
      <text:p text:style-name="Základný_20_text"><text:span text:style-name="CharStyle7"><text:span text:style-name="T1">predstavuješ si smrť ako ohňostroj,</text:span></text:span></text:p>
      <text:p text:style-name="Základný_20_text"><text:span text:style-name="CharStyle7"><text:span text:style-name="T1">tá chodí tíško — zlodej vreckový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A niekdy ani dobre neviem sám,</text:span></text:span></text:p>
      <text:p text:style-name="Základný_20_text"><text:soft-page-break/><text:span text:style-name="CharStyle7"><text:span text:style-name="T1">čo to všetko vo mne dozrievalo,</text:span></text:span></text:p>
      <text:p text:style-name="Základný_20_text"><text:span text:style-name="CharStyle7"><text:span text:style-name="T1">kde sú tie pravé plody života,</text:span></text:span></text:p>
      <text:p text:style-name="Základný_20_text"><text:span text:style-name="CharStyle7"><text:span text:style-name="T1">čo trhám z myšlienok a z potu tváre</text:span></text:span></text:p>
      <text:p text:style-name="Základný_20_text"><text:span text:style-name="CharStyle7"><text:span text:style-name="T1">a neviem, pre koho sú dobré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Tak ako nevie jabloň košatá</text:span></text:span></text:p>
      <text:p text:style-name="Základný_20_text"><text:span text:style-name="CharStyle7"><text:span text:style-name="T1">nič o ľuďoch, len možno o tulákoch,</text:span></text:span></text:p>
      <text:p text:style-name="Základný_20_text"><text:span text:style-name="CharStyle7"><text:span text:style-name="T1">čo pod ňu prídu na nocľah.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POZNANIE</text:span></text:span><text:span text:style-name="CharStyle23"><text:span text:style-name="T1">&lt;/h1&gt;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Čudácke piesne s rytmom plačlivým,</text:span></text:span></text:p>
      <text:p text:style-name="Základný_20_text"><text:span text:style-name="CharStyle7"><text:span text:style-name="T1">podivné tance, smutné maškarády.</text:span></text:span></text:p>
      <text:p text:style-name="Základný_20_text"><text:span text:style-name="CharStyle7"><text:span text:style-name="T1">V nich na bolesť si básnik našiel rým,</text:span></text:span></text:p>
      <text:p text:style-name="Základný_20_text"><text:span text:style-name="CharStyle7"><text:span text:style-name="T1">len opar lásky a ešte menej pravdy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Preč, clivosť, samota, nikdy, nikdy sladká.</text:span></text:span></text:p>
      <text:p text:style-name="Základný_20_text"><text:span text:style-name="CharStyle7"><text:span text:style-name="T1">Ten vek je za nami, sám sebou opľuvaný.</text:span></text:span></text:p>
      <text:p text:style-name="Základný_20_text"><text:span text:style-name="CharStyle7"><text:span text:style-name="T1">Cintorín samý, ešte nápis Jatka.</text:span></text:span></text:p>
      <text:p text:style-name="Základný_20_text"><text:span text:style-name="CharStyle7"><text:span text:style-name="T1">Čo v snách sa rodilo, to umieralo v spaní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Preč, pivníc šerosvit a krivé svedomie,</text:span></text:span></text:p>
      <text:p text:style-name="Základný_20_text"><text:span text:style-name="CharStyle7"><text:span text:style-name="T1">len pre minulosť váš ornát súci je.</text:span></text:span></text:p>
      <text:p text:style-name="Základný_20_text"><text:soft-page-break/><text:span text:style-name="CharStyle7"><text:span text:style-name="T1">Dnes vieme, čo je víno, aj čo jedom je,</text:span></text:span></text:p>
      <text:p text:style-name="Základný_20_text"><text:span text:style-name="CharStyle7"><text:span text:style-name="T1">na tvárach žiari slnce revolúcie.</text:span></text:span></text:p>
      <text:p text:style-name="P3"><text:span text:style-name="CharStyle7"><text:span text:style-name="T1"/></text:span></text:p>
      <text:p text:style-name="P3"><text:span text:style-name="CharStyle7"><text:span text:style-name="T1"/></text:span></text:p>
      <text:p text:style-name="P3"><text:span text:style-name="CharStyle7"><text:span text:style-name="T1">III</text:span></text:span></text:p>
      <text:p text:style-name="P3"><text:span text:style-name="CharStyle23"><text:span text:style-name="T1"/></text:span></text:p>
      <text:p text:style-name="P3"><text:span text:style-name="CharStyle23"><text:span text:style-name="T1">&lt;h1&gt;</text:span></text:span><text:span text:style-name="CharStyle11"><text:span text:style-name="T1">VERŠE O RODNOM KRAJI</text:span></text:span><text:span text:style-name="CharStyle23"><text:span text:style-name="T1">&lt;/h1&gt;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1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Ustatý mestom, žitím jednotvárnym,</text:span></text:span></text:p>
      <text:p text:style-name="Základný_20_text"><text:span text:style-name="CharStyle7"><text:span text:style-name="T1">hľadal som domov v kraji spomienok.</text:span></text:span></text:p>
      <text:p text:style-name="Základný_20_text"><text:span text:style-name="CharStyle7"><text:span text:style-name="T1">Prekvitaj, verš môj, nikdy nezostarni,</text:span></text:span></text:p>
      <text:p text:style-name="Základný_20_text"><text:span text:style-name="CharStyle7"><text:span text:style-name="T1">kým v rodnej zemi máš svoj korienok!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Tam pod Karpatmi, v úrodných dolinách,</text:span></text:span></text:p>
      <text:p text:style-name="Základný_20_text"><text:span text:style-name="CharStyle7"><text:span text:style-name="T1">chodil som po cestách, mestečkami,</text:span></text:span></text:p>
      <text:p text:style-name="Základný_20_text"><text:span text:style-name="CharStyle7"><text:span text:style-name="T1">kde vonia blato, milý je aj prach</text:span></text:span></text:p>
      <text:p text:style-name="Základný_20_text"><text:span text:style-name="CharStyle7"><text:span text:style-name="T1">a všetko pre mňa nabité je snami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Keď dakedy sem prídem ako hosť,</text:span></text:span></text:p>
      <text:p text:style-name="Základný_20_text"><text:span text:style-name="CharStyle7"><text:span text:style-name="T1">poznám, čo ten kraj v sebe chová,</text:span></text:span></text:p>
      <text:p text:style-name="Základný_20_text"><text:span text:style-name="CharStyle7"><text:span text:style-name="T1">spomienky dávne kvitnú pre radosť</text:span></text:span></text:p>
      <text:p text:style-name="Základný_20_text"><text:span text:style-name="CharStyle7"><text:span text:style-name="T1">a vraciam sa k nim zase znova.</text:span></text:span></text:p>
      <text:p text:style-name="Základný_20_text"><text:soft-page-break/><text:span text:style-name="CharStyle7"><text:span text:style-name="T1"/></text:span></text:p>
      <text:p text:style-name="Základný_20_text"><text:span text:style-name="CharStyle7"><text:span text:style-name="T1">Tu, v starom dome na námestí,</text:span></text:span></text:p>
      <text:p text:style-name="Základný_20_text"><text:span text:style-name="CharStyle7"><text:span text:style-name="T1">žil dedko môj, poznám ho z obrázkov.</text:span></text:span></text:p>
      <text:p text:style-name="Základný_20_text"><text:span text:style-name="CharStyle7"><text:span text:style-name="T1">Niet po ňom dávno ani zvesti,</text:span></text:span></text:p>
      <text:p text:style-name="Základný_20_text"><text:span text:style-name="CharStyle7"><text:span text:style-name="T1">na dome prostý nadpis Technokov.</text:span></text:span></text:p>
      <text:p text:style-name="Hlavička_20_alebo_20_päta"><text:span text:style-name="CharStyle14"><text:span text:style-name="T1"/></text:span></text:p>
      <text:p text:style-name="Hlavička_20_alebo_20_päta"><text:span text:style-name="CharStyle14"><text:span text:style-name="T1">D</text:span></text:span><text:span text:style-name="CharStyle7"><text:span text:style-name="T1">o okien hľadím, chytám kľučku brány,</text:span></text:span></text:p>
      <text:p text:style-name="Hlavička_20_alebo_20_päta"><text:span text:style-name="CharStyle7"><text:span text:style-name="T1">rozpadáva sa zvoľna každá vec...</text:span></text:span></text:p>
      <text:p text:style-name="Hlavička_20_alebo_20_päta"><text:span text:style-name="CharStyle7"><text:span text:style-name="T1">Neznámy som tu, nikým nečakaný,</text:span></text:span></text:p>
      <text:p text:style-name="Hlavička_20_alebo_20_päta"><text:span text:style-name="CharStyle7"><text:span text:style-name="T1">z iného sveta, zdá sa, cudzinec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Stojím tu márne pod oblokmi</text:span></text:span></text:p>
      <text:p text:style-name="Základný_20_text"><text:span text:style-name="CharStyle7"><text:span text:style-name="T1">a z izieb hľadia na mňa iba muškáty,</text:span></text:span></text:p>
      <text:p text:style-name="Základný_20_text"><text:span text:style-name="CharStyle7"><text:span text:style-name="T1">aj otec stál tak pred mnohými rokmi.</text:span></text:span></text:p>
      <text:p text:style-name="Základný_20_text"><text:span text:style-name="CharStyle7"><text:span text:style-name="T1">Jarný dážď padá tíško ako dukáty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Tu dožili ste vek svoj pod klenbami,</text:span></text:span></text:p>
      <text:p text:style-name="Základný_20_text"><text:span text:style-name="CharStyle7"><text:span text:style-name="T1">vek bohabojný, prázdny, kupčícky,</text:span></text:span></text:p>
      <text:p text:style-name="Základný_20_text"><text:span text:style-name="CharStyle7"><text:span text:style-name="T1">čože ma viaže, staré múry, s vami?</text:span></text:span></text:p>
      <text:p text:style-name="Základný_20_text"><text:span text:style-name="CharStyle7"><text:span text:style-name="T1">Zašlý svet, zbohom, zbohom navždycky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Odídem radšej do susednej dediny,</text:span></text:span></text:p>
      <text:p text:style-name="Základný_20_text"><text:span text:style-name="CharStyle7"><text:span text:style-name="T1">kde stojí stále ešte starší dom,</text:span></text:span></text:p>
      <text:p text:style-name="Základný_20_text"><text:span text:style-name="CharStyle7"><text:span text:style-name="T1">nad nízke domce pnie sa jediný,</text:span></text:span></text:p>
      <text:p text:style-name="Základný_20_text"><text:soft-page-break/><text:span text:style-name="CharStyle7"><text:span text:style-name="T1">tam praded gazdoval v storočí minulom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— Bývajú tu snáď ešte? Ja som z rodiny.</text:span></text:span></text:p>
      <text:p text:style-name="Základný_20_text"><text:span text:style-name="CharStyle7"><text:span text:style-name="T1">Nad vchodom jasne stojí Komunál...</text:span></text:span></text:p>
      <text:p text:style-name="Základný_20_text"><text:span text:style-name="CharStyle7"><text:span text:style-name="T1">— Len ďalej, ďalej, sedia v kuchyni. —</text:span></text:span></text:p>
      <text:p text:style-name="Základný_20_text"><text:span text:style-name="CharStyle7"><text:span text:style-name="T1">Po tvári ma tu nikto nepoznal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Starenka vetchá vošla v mokrej hábe:</text:span></text:span></text:p>
      <text:p text:style-name="Základný_20_text"><text:span text:style-name="CharStyle7"><text:span text:style-name="T1">— Som teta Erži, kde sa u nás vzali?</text:span></text:span></text:p>
      <text:p text:style-name="Základný_20_text"><text:span text:style-name="CharStyle7"><text:span text:style-name="T1">Videla som ich dávno na pohrabe,</text:span></text:span></text:p>
      <text:p text:style-name="Základný_20_text"><text:span text:style-name="CharStyle7"><text:span text:style-name="T1">keď sme ich tatenka pochovávali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Koľko už prešlo? Vyše tridsať, veru...</text:span></text:span></text:p>
      <text:p text:style-name="Základný_20_text"><text:span text:style-name="CharStyle7"><text:span text:style-name="T1">Žijú a zdraví? Ja už nemám sily.</text:span></text:span></text:p>
      <text:p text:style-name="Základný_20_text"><text:span text:style-name="CharStyle7"><text:span text:style-name="T1">Synáčkov majú, alebo aj dcéru?</text:span></text:span></text:p>
      <text:p text:style-name="Základný_20_text"><text:span text:style-name="CharStyle7"><text:span text:style-name="T1">No pekne, pekne, že sa ponížili..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Dľa starých mravov vždy vraj pohromade,</text:span></text:span></text:p>
      <text:p text:style-name="Základný_20_text"><text:span text:style-name="CharStyle7"><text:span text:style-name="T1">len ťažké časy na nich doľahli,</text:span></text:span></text:p>
      <text:p text:style-name="Základný_20_text"><text:span text:style-name="CharStyle7"><text:span text:style-name="T1">dedina závidí, že vyhýbali zvade,</text:span></text:span></text:p>
      <text:p text:style-name="Základný_20_text"><text:span text:style-name="CharStyle7"><text:span text:style-name="T1">no a ich grunt, ten nie je rozľahlý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Nemôžu dostať za svet robotníkov,</text:span></text:span></text:p>
      <text:p text:style-name="Základný_20_text"><text:span text:style-name="CharStyle7"><text:span text:style-name="T1">družstvo ich nechce, sú vraj kulaci,</text:span></text:span></text:p>
      <text:p text:style-name="Základný_20_text"><text:soft-page-break/><text:span text:style-name="CharStyle7"><text:span text:style-name="T1">mlyn stojí, pustne, čo bol strýkov,</text:span></text:span></text:p>
      <text:p text:style-name="Základný_20_text"><text:span text:style-name="CharStyle7"><text:span text:style-name="T1">zodrali sa už všetci pri práci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Nuž ako splniť potom kontingenty?</text:span></text:span></text:p>
      <text:p text:style-name="Základný_20_text"><text:span text:style-name="CharStyle7"><text:span text:style-name="T1">Jedinej mladej sily v dome niet,</text:span></text:span></text:p>
      <text:p text:style-name="Základný_20_text"><text:span text:style-name="CharStyle7"><text:span text:style-name="T1">peňazí tiež a nemožno žiť z renty,</text:span></text:span></text:p>
      <text:p text:style-name="Základný_20_text"><text:span text:style-name="CharStyle7"><text:span text:style-name="T1">ach, aký strašný je ten dnešný svet!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Jak by si vtáka zo sna vyplašil,</text:span></text:span></text:p>
      <text:p text:style-name="Základný_20_text"><text:span text:style-name="CharStyle7"><text:span text:style-name="T1">čo drieme v strome bútľavom,</text:span></text:span></text:p>
      <text:p text:style-name="Základný_20_text"><text:span text:style-name="CharStyle7"><text:span text:style-name="T1">zaškrečí desom z plných síl,</text:span></text:span></text:p>
      <text:p text:style-name="Základný_20_text"><text:span text:style-name="CharStyle7"><text:span text:style-name="T1">tak zakvílil aj tento starý dom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Podobných rečí slýcham veru dosť,</text:span></text:span></text:p>
      <text:p text:style-name="Základný_20_text"><text:span text:style-name="CharStyle7"><text:span text:style-name="T1">nuž mlčím radšej, kým sa vyžaluje,</text:span></text:span></text:p>
      <text:p text:style-name="Základný_20_text"><text:span text:style-name="CharStyle7"><text:span text:style-name="T1">a začnem zvoľna:— Taká skutočnosť,</text:span></text:span></text:p>
      <text:p text:style-name="Základný_20_text"><text:span text:style-name="CharStyle7"><text:span text:style-name="T1">sú chyby ešte, kým sa vybuduje..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Vtom vchádza sused na posiedku,</text:span></text:span></text:p>
      <text:p text:style-name="Základný_20_text"><text:span text:style-name="CharStyle7"><text:span text:style-name="T1">zemitý, bodrý, prišiel s koňmi práve.</text:span></text:span></text:p>
      <text:p text:style-name="Základný_20_text"><text:span text:style-name="CharStyle7"><text:span text:style-name="T1">— To je strýc Oskár, taktiež bez majetku</text:span></text:span></text:p>
      <text:p text:style-name="Základný_20_text"><text:span text:style-name="CharStyle7"><text:span text:style-name="T1">a deti pracujú mu u vás, v Bratislave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— Teší ma! — hneď jak starí známi,</text:span></text:span></text:p>
      <text:p text:style-name="Základný_20_text"><text:soft-page-break/><text:span text:style-name="CharStyle7"><text:span text:style-name="T1">— vy stratili ste, ja som nemal pôdu.</text:span></text:span></text:p>
      <text:p text:style-name="Základný_20_text"><text:span text:style-name="CharStyle7"><text:span text:style-name="T1">Príbuznosť jasná, aké hlavolamy?</text:span></text:span></text:p>
      <text:p text:style-name="Základný_20_text"><text:span text:style-name="CharStyle7"><text:span text:style-name="T1">Tak teda z jedného sme rodu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Pracovať vieme, my sa nestratíme.</text:span></text:span></text:p>
      <text:p text:style-name="Základný_20_text"><text:span text:style-name="CharStyle7"><text:span text:style-name="T1">Vy pri koňoch i vo vinici, zdá sa,</text:span></text:span></text:p>
      <text:p text:style-name="Základný_20_text"><text:span text:style-name="CharStyle7"><text:span text:style-name="T1">ja zase píšem kdečo, dakedy aj v rýme,</text:span></text:span></text:p>
      <text:p text:style-name="Základný_20_text"><text:span text:style-name="CharStyle7"><text:span text:style-name="T1">čo po majetku, takto žiť je krása!</text:span></text:span></text:p>
      <text:p text:style-name="Základný_20_text"><text:span text:style-name="CharStyle23"><text:span text:style-name="T1"/></text:span></text:p>
      <text:p text:style-name="Základný_20_text"><text:span text:style-name="CharStyle23"><text:span text:style-name="T1">A kŕdeľ detí na mňa vyvaľuje oči,</text:span></text:span></text:p>
      <text:p text:style-name="Základný_20_text"><text:span text:style-name="CharStyle23"><text:span text:style-name="T1">básnika poznali vraj vo mne, v cudzincovi.</text:span></text:span></text:p>
      <text:p text:style-name="Základný_20_text"><text:span text:style-name="CharStyle23"><text:span text:style-name="T1">Aj že som z rodiny, hneď čo som vkročil,</text:span></text:span></text:p>
      <text:p text:style-name="Základný_20_text"><text:span text:style-name="CharStyle23"><text:span text:style-name="T1">len musím písať ľahší veršík nový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A džavotáme ešte, kým sa zvečerieva,</text:span></text:span></text:p>
      <text:p text:style-name="Základný_20_text"><text:span text:style-name="CharStyle7"><text:span text:style-name="T1">s deťmi sa môžem ľahko dohodnúť,</text:span></text:span></text:p>
      <text:p text:style-name="Základný_20_text"><text:span text:style-name="CharStyle7"><text:span text:style-name="T1">nech sa len učia, Magda, Janko, Eva,</text:span></text:span></text:p>
      <text:p text:style-name="Základný_20_text"><text:span text:style-name="CharStyle7"><text:span text:style-name="T1">pred sebou budú mať vždy jasnú púť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Detstvo mi dávno preletelo</text:span></text:span></text:p>
      <text:p text:style-name="Základný_20_text"><text:span text:style-name="CharStyle7"><text:span text:style-name="T1">v mestečku inom, starom, v Pomoraví,</text:span></text:span></text:p>
      <text:p text:style-name="Základný_20_text"><text:span text:style-name="CharStyle7"><text:span text:style-name="T1">tam tvrdý ľud si pyšno dvíha čelo</text:span></text:span></text:p>
      <text:p text:style-name="Základný_20_text"><text:span text:style-name="CharStyle7"><text:span text:style-name="T1">a tam sa ešte tvrdšou rečou vraví.</text:span></text:span></text:p>
      <text:p text:style-name="Základný_20_text"><text:span text:style-name="CharStyle7"><text:span text:style-name="T1"/></text:span></text:p>
      <text:p text:style-name="Základný_20_text"><text:soft-page-break/><text:span text:style-name="CharStyle7"><text:span text:style-name="T1">Otca ta viedla učiteľská dráha,</text:span></text:span></text:p>
      <text:p text:style-name="Základný_20_text"><text:span text:style-name="CharStyle7"><text:span text:style-name="T1">mňa lákali viac hory, veľké mestá —</text:span></text:span></text:p>
      <text:p text:style-name="Základný_20_text"><text:span text:style-name="CharStyle7"><text:span text:style-name="T1">od mora k moru nech vlasť siaha,</text:span></text:span></text:p>
      <text:p text:style-name="Základný_20_text"><text:span text:style-name="CharStyle7"><text:span text:style-name="T1">domov je láska, detstvo, prvá hviezda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2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Jar náruč otvára, povedz, koľký raz?</text:span></text:span></text:p>
      <text:p text:style-name="Základný_20_text"><text:span text:style-name="CharStyle7"><text:span text:style-name="T1">A túžba kvitne silou oceľovou,</text:span></text:span></text:p>
      <text:p text:style-name="Základný_20_text"><text:span text:style-name="CharStyle7"><text:span text:style-name="T1">nespáli ľúbosť ani pozdný mráz,</text:span></text:span></text:p>
      <text:p text:style-name="Základný_20_text"><text:span text:style-name="CharStyle7"><text:span text:style-name="T1">orgován rozvoniava piesňou novou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Vlak odváža ma ďalej medzi hory,</text:span></text:span></text:p>
      <text:p text:style-name="Základný_20_text"><text:span text:style-name="CharStyle7"><text:span text:style-name="T1">chcem zasa na chvíľu byť romantik,</text:span></text:span></text:p>
      <text:p text:style-name="Základný_20_text"><text:span text:style-name="CharStyle7"><text:span text:style-name="T1">unavili ma s tetou rozhovory,</text:span></text:span></text:p>
      <text:p text:style-name="Základný_20_text"><text:span text:style-name="CharStyle7"><text:span text:style-name="T1">vlak zastal, zo stanice počuť krik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Zvonkohra ihrá, či som iba snil?</text:span></text:span></text:p>
      <text:p text:style-name="Základný_20_text"><text:span text:style-name="CharStyle7"><text:span text:style-name="T1">Čuť štrngot čaší z dávnych viech?</text:span></text:span></text:p>
      <text:p text:style-name="Základný_20_text"><text:span text:style-name="CharStyle7"><text:span text:style-name="T1">Vozeň sa zrazu študentkami naplnil</text:span></text:span></text:p>
      <text:p text:style-name="Základný_20_text"><text:span text:style-name="CharStyle7"><text:span text:style-name="T1">a zvoní v dievčích hrdlách smiech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O láske pejú všetky bez ostychu,</text:span></text:span></text:p>
      <text:p text:style-name="Základný_20_text"><text:span text:style-name="CharStyle7"><text:span text:style-name="T1">na jeseň z nich už budú učiteľky,</text:span></text:span></text:p>
      <text:p text:style-name="Základný_20_text"><text:soft-page-break/><text:span text:style-name="CharStyle7"><text:span text:style-name="T1">láska im planie v každom dychu,</text:span></text:span></text:p>
      <text:p text:style-name="Základný_20_text"><text:span text:style-name="CharStyle7"><text:span text:style-name="T1">a to je poklad, poklad veľký,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s ktorým sa ide smelo do života,</text:span></text:span></text:p>
      <text:p text:style-name="Základný_20_text"><text:span text:style-name="CharStyle7"><text:span text:style-name="T1">cez útrap bodliače a žitia vlnobitia.</text:span></text:span></text:p>
      <text:p text:style-name="Základný_20_text"><text:span text:style-name="CharStyle7"><text:span text:style-name="T1">Ak ľúbosť zvädne, vždycky hrozí psota,</text:span></text:span></text:p>
      <text:p text:style-name="Základný_20_text"><text:span text:style-name="CharStyle7"><text:span text:style-name="T1">bo ani hory zlata srdce nenasýtia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Slovensko, teš sa, teš sa z tejto sily,</text:span></text:span></text:p>
      <text:p text:style-name="Základný_20_text"><text:span text:style-name="CharStyle7"><text:span text:style-name="T1">v trhlinách skália prediera sa kvet,</text:span></text:span></text:p>
      <text:p text:style-name="Základný_20_text"><text:span text:style-name="CharStyle7"><text:span text:style-name="T1">ktorému hlávku búrky neskosili</text:span></text:span></text:p>
      <text:p text:style-name="Základný_20_text"><text:span text:style-name="CharStyle7"><text:span text:style-name="T1">a láme bralá, tak ho ženie smäd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Za slnkom pne sa výš a vyššie,</text:span></text:span></text:p>
      <text:p text:style-name="Základný_20_text"><text:span text:style-name="CharStyle7"><text:span text:style-name="T1">životodarným, večným, bez hraníc,</text:span></text:span></text:p>
      <text:p text:style-name="Základný_20_text"><text:span text:style-name="CharStyle7"><text:span text:style-name="T1">do vánku jarnú pieseň píše</text:span></text:span></text:p>
      <text:p text:style-name="Základný_20_text"><text:span text:style-name="CharStyle7"><text:span text:style-name="T1">zobáčkom škovránkov a lastovíc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Pre radosť zeme a jej všetkých detí,</text:span></text:span></text:p>
      <text:p text:style-name="Základný_20_text"><text:span text:style-name="CharStyle7"><text:span text:style-name="T1">pre smiech a šťastie všetkých pokolení,</text:span></text:span></text:p>
      <text:p text:style-name="Základný_20_text"><text:span text:style-name="CharStyle7"><text:span text:style-name="T1">pre všetko to, čo v našom žití svieti,</text:span></text:span></text:p>
      <text:p text:style-name="Základný_20_text"><text:span text:style-name="CharStyle7"><text:span text:style-name="T1">aj to, čo ešte čaká v hniezde, v snení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3</text:span></text:span></text:p>
      <text:p text:style-name="Základný_20_text"><text:soft-page-break/><text:span text:style-name="CharStyle7"><text:span text:style-name="T1"/></text:span></text:p>
      <text:p text:style-name="Základný_20_text"><text:span text:style-name="CharStyle7"><text:span text:style-name="T1">Radosť či vlak tam unáša ma,</text:span></text:span></text:p>
      <text:p text:style-name="Základný_20_text"><text:span text:style-name="CharStyle7"><text:span text:style-name="T1">kde vôňa živice sa s dymom fabrík spája.</text:span></text:span></text:p>
      <text:p text:style-name="Základný_20_text"><text:span text:style-name="CharStyle7"><text:span text:style-name="T1">Krajina detstva otvára sa známa</text:span></text:span></text:p>
      <text:p text:style-name="Základný_20_text"><text:span text:style-name="CharStyle7"><text:span text:style-name="T1">jak bludná rieka strateného raja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Ukryla sa mi kdesi v prepadlisku,</text:span></text:span></text:p>
      <text:p text:style-name="Základný_20_text"><text:span text:style-name="CharStyle7"><text:span text:style-name="T1">dnes vraciam sa späť proti prúdu,</text:span></text:span></text:p>
      <text:p text:style-name="Základný_20_text"><text:span text:style-name="CharStyle7"><text:span text:style-name="T1">poznám ju, poznám po názvisku —</text:span></text:span></text:p>
      <text:p text:style-name="Základný_20_text"><text:span text:style-name="CharStyle7"><text:span text:style-name="T1">vraciam sa naspäť k svojmu ľudu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Len z neho tryská všetka sila,</text:span></text:span></text:p>
      <text:p text:style-name="Základný_20_text"><text:span text:style-name="CharStyle7"><text:span text:style-name="T1">čo obraz vlasti z roka na rok mení,</text:span></text:span></text:p>
      <text:p text:style-name="Základný_20_text"><text:span text:style-name="CharStyle7"><text:span text:style-name="T1">tá, ktorú lačnosť mesta nezlomila,</text:span></text:span></text:p>
      <text:p text:style-name="Základný_20_text"><text:span text:style-name="CharStyle7"><text:span text:style-name="T1">dvoch-troch, či koľkých pokolení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Pod Javorinou chodím dedinami,</text:span></text:span></text:p>
      <text:p text:style-name="Základný_20_text"><text:span text:style-name="CharStyle7"><text:span text:style-name="T1">pomedzi kopce, skaly, kopanice,</text:span></text:span></text:p>
      <text:p text:style-name="Základný_20_text"><text:span text:style-name="CharStyle7"><text:span text:style-name="T1">tunajší ľud je hrdý, smelý, priamy,</text:span></text:span></text:p>
      <text:p text:style-name="Základný_20_text"><text:span text:style-name="CharStyle7"><text:span text:style-name="T1">čo starší nosia ešte kabanice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Z tých vŕškov je aj moja rodina,</text:span></text:span></text:p>
      <text:p text:style-name="Základný_20_text"><text:span text:style-name="CharStyle7"><text:span text:style-name="T1">odišiel stade praded pred storočím.</text:span></text:span></text:p>
      <text:p text:style-name="Základný_20_text"><text:span text:style-name="CharStyle7"><text:span text:style-name="T1">Raz mi tak v detstve strýko spomínal:</text:span></text:span></text:p>
      <text:p text:style-name="Základný_20_text"><text:soft-page-break/><text:span text:style-name="CharStyle7"><text:span text:style-name="T1">strieborné gomby nosil a mal modré oči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Potomci jeho, pravda, podaktorí</text:span></text:span></text:p>
      <text:p text:style-name="Základný_20_text"><text:span text:style-name="CharStyle7"><text:span text:style-name="T1">zmenili spôsob žitia, národnosť,</text:span></text:span></text:p>
      <text:p text:style-name="Základný_20_text"><text:span text:style-name="CharStyle7"><text:span text:style-name="T1">tak vravelo sa, zmizli v cudzom mori.</text:span></text:span></text:p>
      <text:p text:style-name="Základný_20_text"><text:span text:style-name="CharStyle7"><text:span text:style-name="T1">Ja vraciam sa sem pre radosť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Tak ako stádo, čo sa pasie</text:span></text:span></text:p>
      <text:p text:style-name="Základný_20_text"><text:span text:style-name="CharStyle7"><text:span text:style-name="T1">a večer sýte domov prichodí,</text:span></text:span></text:p>
      <text:p text:style-name="Základný_20_text"><text:span text:style-name="CharStyle7"><text:span text:style-name="T1">lež moje srdce zažíha sa v kráse</text:span></text:span></text:p>
      <text:p text:style-name="Základný_20_text"><text:span text:style-name="CharStyle7"><text:span text:style-name="T1">umenia, pravdy, skvostoch prírody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Krídlami máva, do výšavy vzlieta,</text:span></text:span></text:p>
      <text:p text:style-name="Základný_20_text"><text:span text:style-name="CharStyle7"><text:span text:style-name="T1">kam zvony doletia, ba ešte výš,</text:span></text:span></text:p>
      <text:p text:style-name="Základný_20_text"><text:span text:style-name="CharStyle7"><text:span text:style-name="T1">to je vlasť moja, v tomto kúte sveta,</text:span></text:span></text:p>
      <text:p text:style-name="Základný_20_text"><text:span text:style-name="CharStyle7"><text:span text:style-name="T1">rodina všade, kam len dovidíš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Tam orú, sejú naši po stáročia,</text:span></text:span></text:p>
      <text:p text:style-name="Základný_20_text"><text:span text:style-name="CharStyle7"><text:span text:style-name="T1">v zástupe chodia dnes už do fabriky,</text:span></text:span></text:p>
      <text:p text:style-name="Základný_20_text"><text:span text:style-name="CharStyle7"><text:span text:style-name="T1">zem dáva plody, kde len vkročia</text:span></text:span></text:p>
      <text:p text:style-name="Základný_20_text"><text:span text:style-name="CharStyle7"><text:span text:style-name="T1">a menia zvoľna staré zvyky,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ako sa mení celý šíry kraj</text:span></text:span></text:p>
      <text:p text:style-name="Základný_20_text"><text:span text:style-name="CharStyle7"><text:span text:style-name="T1">v rozkvitlé sady, domce v letohrady.</text:span></text:span></text:p>
      <text:p text:style-name="Základný_20_text"><text:soft-page-break/><text:span text:style-name="CharStyle7"><text:span text:style-name="T1">Hrajže mi túto pieseň, hraj</text:span></text:span></text:p>
      <text:p text:style-name="Základný_20_text"><text:span text:style-name="CharStyle7"><text:span text:style-name="T1">o rodnom kraji, ktorý máme radi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jak detstvo naše, matku vlastnú,</text:span></text:span></text:p>
      <text:p text:style-name="Základný_20_text"><text:span text:style-name="CharStyle7"><text:span text:style-name="T1">čo žiarila nám dávno pri kolíske,</text:span></text:span></text:p>
      <text:p text:style-name="Základný_20_text"><text:span text:style-name="CharStyle7"><text:span text:style-name="T1">na všetky časy hviezdu jasnú,</text:span></text:span></text:p>
      <text:p text:style-name="Základný_20_text"><text:span text:style-name="CharStyle7"><text:span text:style-name="T1">čím silní sme a čo je navždy blízke.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STRATENÝ RAJ NIE JE STRATENÝ</text:span></text:span><text:span text:style-name="CharStyle23"><text:span text:style-name="T1">&lt;/h1&gt;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Kdeže ťa hľadať, v ktorom kraji sveta,</text:span></text:span></text:p>
      <text:p text:style-name="Základný_20_text"><text:span text:style-name="CharStyle7"><text:span text:style-name="T1">na ktorej strane v knihe kníh?</text:span></text:span></text:p>
      <text:p text:style-name="Základný_20_text"><text:span text:style-name="CharStyle7"><text:span text:style-name="T1">Život je najsmutnejší, myslievalo dieťa,</text:span></text:span></text:p>
      <text:p text:style-name="Základný_20_text"><text:span text:style-name="CharStyle7"><text:span text:style-name="T1">v záhrade sedieť, kde komínov niet fabrických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Kde žeriavov niet, lodných píšťal,</text:span></text:span></text:p>
      <text:p text:style-name="Základný_20_text"><text:span text:style-name="CharStyle7"><text:span text:style-name="T1">kasární niet, o vojne ani nádeje,</text:span></text:span></text:p>
      <text:p text:style-name="Základný_20_text"><text:span text:style-name="CharStyle7"><text:span text:style-name="T1">kde je deň bez konca a nebo ako krištáľ,</text:span></text:span></text:p>
      <text:p text:style-name="Základný_20_text"><text:span text:style-name="CharStyle7"><text:span text:style-name="T1">kde sa nič nestalo, kde sa nič nedeje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Len slnce bzučí si a vzduch sa zvonom víri</text:span></text:span></text:p>
      <text:p text:style-name="Základný_20_text"><text:span text:style-name="CharStyle7"><text:span text:style-name="T1">a vláčik hrkotá v doline Moravy...</text:span></text:span></text:p>
      <text:p text:style-name="Základný_20_text"><text:span text:style-name="CharStyle7"><text:span text:style-name="T1">Všetko je ďaleko, čo matka hrala na klavíri,</text:span></text:span></text:p>
      <text:p text:style-name="Základný_20_text"><text:soft-page-break/><text:span text:style-name="CharStyle7"><text:span text:style-name="T1">a túžiš po diaľkach, chlapec svojhlavý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Kdeže sú skaliská v mračnách zabodnuté,</text:span></text:span></text:p>
      <text:p text:style-name="Základný_20_text"><text:span text:style-name="CharStyle7"><text:span text:style-name="T1">kde virvar veľkomiest, hučiaci vodopád?</text:span></text:span></text:p>
      <text:p text:style-name="Základný_20_text"><text:span text:style-name="CharStyle7"><text:span text:style-name="T1">Nenájdeš zemskú os v materinskom pute,</text:span></text:span></text:p>
      <text:p text:style-name="Základný_20_text"><text:span text:style-name="CharStyle7"><text:span text:style-name="T1">aj keď tvoje najsilnejšie slovo zneje: Rád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Po rokoch zase na tom istom mieste.</text:span></text:span></text:p>
      <text:p text:style-name="Základný_20_text"><text:span text:style-name="CharStyle7"><text:span text:style-name="T1">Múdrejší o nejeden biely vlas.</text:span></text:span></text:p>
      <text:p text:style-name="Základný_20_text"><text:span text:style-name="CharStyle7"><text:span text:style-name="T1">Smútok, čo srdce zvieral ako kliešte,</text:span></text:span></text:p>
      <text:p text:style-name="Základný_20_text"><text:span text:style-name="CharStyle7"><text:span text:style-name="T1">hodil som víchrom napospas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Kde je os zemská, to som pochopil —</text:span></text:span></text:p>
      <text:p text:style-name="Základný_20_text"><text:span text:style-name="CharStyle7"><text:span text:style-name="T1">kde prevracia sa sveta stuchlá kôra,</text:span></text:span></text:p>
      <text:p text:style-name="Základný_20_text"><text:span text:style-name="CharStyle7"><text:span text:style-name="T1">všade, kde človek kráča v povedomí síl</text:span></text:span></text:p>
      <text:p text:style-name="Základný_20_text"><text:span text:style-name="CharStyle7"><text:span text:style-name="T1">a z jeho vôle kvitne kvet, či roztína sa hora.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NA</text:span></text:span><text:span text:style-name="CharStyle11"><text:span text:style-name="T1"> STAROM RÍNKU</text:span></text:span><text:span text:style-name="CharStyle23"><text:span text:style-name="T1">&lt;/h1&gt;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Na starom rínku, na Stoličnom dome</text:span></text:span></text:p>
      <text:p text:style-name="Základný_20_text"><text:span text:style-name="CharStyle7"><text:span text:style-name="T1">súdili zbojníka veľkomožní páni.</text:span></text:span></text:p>
      <text:p text:style-name="Základný_20_text"><text:span text:style-name="CharStyle7"><text:span text:style-name="T1">Keď ho vešať mali, na Stoličnom dome</text:span></text:span></text:p>
      <text:p text:style-name="Základný_20_text"><text:span text:style-name="CharStyle7"><text:span text:style-name="T1">zastali hodiny práve na svitaní</text:span></text:span></text:p>
      <text:p text:style-name="Základný_20_text"><text:soft-page-break/><text:span text:style-name="CharStyle7"><text:span text:style-name="T1"/></text:span></text:p>
      <text:p text:style-name="Základný_20_text"><text:span text:style-name="CharStyle7"><text:span text:style-name="T1">Koľkokrát pandúri z brány vykročili,</text:span></text:span></text:p>
      <text:p text:style-name="Základný_20_text"><text:span text:style-name="CharStyle7"><text:span text:style-name="T1">keď im dali páni poddaných napospas?</text:span></text:span></text:p>
      <text:p text:style-name="Základný_20_text"><text:span text:style-name="CharStyle7"><text:span text:style-name="T1">Vyhaslý, mŕtvy je vachmajster starých čias,</text:span></text:span></text:p>
      <text:p text:style-name="Základný_20_text"><text:span text:style-name="CharStyle7"><text:span text:style-name="T1">ten starý orloj dávno vyslúžilý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A domy stoja takmer bezo zmeny,</text:span></text:span></text:p>
      <text:p text:style-name="Základný_20_text"><text:span text:style-name="CharStyle7"><text:span text:style-name="T1">kamenné, chladné, skúpe na slovo</text:span></text:span></text:p>
      <text:p text:style-name="Základný_20_text"><text:span text:style-name="CharStyle7"><text:span text:style-name="T1">o tom, čo hriechov videli ich steny,</text:span></text:span></text:p>
      <text:p text:style-name="Základný_20_text"><text:span text:style-name="CharStyle7"><text:span text:style-name="T1">krvavých, ťažkých ako olovo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Na starom rínku ešte starší chrám.</text:span></text:span></text:p>
      <text:p text:style-name="Základný_20_text"><text:span text:style-name="CharStyle7"><text:span text:style-name="T1">Od bozkov kríž už chytil čierny bront,</text:span></text:span></text:p>
      <text:p text:style-name="Základný_20_text"><text:span text:style-name="CharStyle7"><text:span text:style-name="T1">gotický Ježiš nesie si ho stále sám,</text:span></text:span></text:p>
      <text:p text:style-name="Základný_20_text"><text:span text:style-name="CharStyle7"><text:span text:style-name="T1">hoc jeho verných prešiel tade dlhý front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Sviatočná nuda — dieťa bledolíce —</text:span></text:span></text:p>
      <text:p text:style-name="Základný_20_text"><text:span text:style-name="CharStyle7"><text:span text:style-name="T1">a nuda, zdá sa, všetko toto splodila.</text:span></text:span></text:p>
      <text:p text:style-name="Základný_20_text"><text:span text:style-name="CharStyle7"><text:span text:style-name="T1">O zašlých časoch melú dávne obchodnice,</text:span></text:span></text:p>
      <text:p text:style-name="Základný_20_text"><text:span text:style-name="CharStyle7"><text:span text:style-name="T1">skončila pre ne doba rozmilá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A to, čo dýcha, rastie deň čo deň,</text:span></text:span></text:p>
      <text:p text:style-name="Základný_20_text"><text:span text:style-name="CharStyle7"><text:span text:style-name="T1">sa na obrázok starý nevmestí.</text:span></text:span></text:p>
      <text:p text:style-name="Základný_20_text"><text:span text:style-name="CharStyle7"><text:span text:style-name="T1">Akoby zaliala ho zrazu povodeň —</text:span></text:span></text:p>
      <text:p text:style-name="Základný_20_text"><text:soft-page-break/><text:span text:style-name="CharStyle7"><text:span text:style-name="T1">sirény hvizd je počuť z predmestí.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PIESEŇ ORAVSKÝCH VĹN</text:span></text:span><text:span text:style-name="CharStyle23"><text:span text:style-name="T1">&lt;/h1&gt;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Voda odteká jak život človeka,</text:span></text:span></text:p>
      <text:p text:style-name="Základný_20_text"><text:span text:style-name="CharStyle7"><text:span text:style-name="T1">na skale starne pýchy hrad,</text:span></text:span></text:p>
      <text:p text:style-name="Základný_20_text"><text:span text:style-name="CharStyle7"><text:span text:style-name="T1">široko-ďaleko bieda odveká —</text:span></text:span></text:p>
      <text:p text:style-name="Základný_20_text"><text:span text:style-name="CharStyle7"><text:span text:style-name="T1">a rodný kút má každý rád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Hory veky slza páli,</text:span></text:span></text:p>
      <text:p text:style-name="Základný_20_text"><text:span text:style-name="CharStyle7"><text:span text:style-name="T1">slzy tiekli z úbočí,</text:span></text:span></text:p>
      <text:p text:style-name="Základný_20_text"><text:span text:style-name="CharStyle7"><text:span text:style-name="T1">ľudia s nimi odchádzali</text:span></text:span></text:p>
      <text:p text:style-name="Základný_20_text"><text:span text:style-name="CharStyle7"><text:span text:style-name="T1">koľko, koľko storočí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Vietor duje z Babej gory,</text:span></text:span></text:p>
      <text:p text:style-name="Základný_20_text"><text:span text:style-name="CharStyle7"><text:span text:style-name="T1">zima, bieda z všetkých strán.</text:span></text:span></text:p>
      <text:p text:style-name="Základný_20_text"><text:span text:style-name="CharStyle7"><text:span text:style-name="T1">Náš vek takto prehovoril —</text:span></text:span></text:p>
      <text:p text:style-name="Základný_20_text"><text:span text:style-name="CharStyle7"><text:span text:style-name="T1">neodchádzaj z rodných strán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Pre všetkých dosť tepla bude</text:span></text:span></text:p>
      <text:p text:style-name="Základný_20_text"><text:span text:style-name="CharStyle7"><text:span text:style-name="T1">našej vlasti v náručí,</text:span></text:span></text:p>
      <text:p text:style-name="Základný_20_text"><text:span text:style-name="CharStyle7"><text:span text:style-name="T1">vietor hučí, voda hudie —</text:span></text:span></text:p>
      <text:p text:style-name="Základný_20_text"><text:span text:style-name="CharStyle7"><text:span text:style-name="T1">koniec biedy, chatrčí.</text:span></text:span></text:p>
      <text:p text:style-name="Základný_20_text"><text:soft-page-break/><text:span text:style-name="CharStyle7"><text:span text:style-name="T1"/></text:span></text:p>
      <text:p text:style-name="Základný_20_text"><text:span text:style-name="CharStyle7"><text:span text:style-name="T1">Načúvaj, čo vlna spieva,</text:span></text:span></text:p>
      <text:p text:style-name="Základný_20_text"><text:span text:style-name="CharStyle7"><text:span text:style-name="T1">ktorú väzní priehrada,</text:span></text:span></text:p>
      <text:p text:style-name="Základný_20_text"><text:span text:style-name="CharStyle7"><text:span text:style-name="T1">už je nežná ako deva,</text:span></text:span></text:p>
      <text:p text:style-name="Základný_20_text"><text:span text:style-name="CharStyle7"><text:span text:style-name="T1">v diaľku ide nerada: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Voda sa pení,</text:span></text:span></text:p>
      <text:p text:style-name="Základný_20_text"><text:span text:style-name="CharStyle7"><text:span text:style-name="T1">je vo väzení</text:span></text:span></text:p>
      <text:p text:style-name="Základný_20_text"><text:span text:style-name="CharStyle7"><text:span text:style-name="T1">železných brán,</text:span></text:span></text:p>
      <text:p text:style-name="Základný_20_text"><text:span text:style-name="CharStyle7"><text:span text:style-name="T1">človek — jej pán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Šelma na reťazi</text:span></text:span></text:p>
      <text:p text:style-name="Základný_20_text"><text:span text:style-name="CharStyle7"><text:span text:style-name="T1">u nôh sa plazí,</text:span></text:span></text:p>
      <text:p text:style-name="Základný_20_text"><text:span text:style-name="CharStyle7"><text:span text:style-name="T1">brala nám hlinu,</text:span></text:span></text:p>
      <text:p text:style-name="Základný_20_text"><text:span text:style-name="CharStyle7"><text:span text:style-name="T1">dá elektrinu,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prácu a svetlo,</text:span></text:span></text:p>
      <text:p text:style-name="Základný_20_text"><text:span text:style-name="CharStyle7"><text:span text:style-name="T1">pokrm i teplo,</text:span></text:span></text:p>
      <text:p text:style-name="Základný_20_text"><text:span text:style-name="CharStyle7"><text:span text:style-name="T1">jak medu plást,</text:span></text:span></text:p>
      <text:p text:style-name="Základný_20_text"><text:span text:style-name="CharStyle7"><text:span text:style-name="T1">tak sladkú vlasť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Voda odteká jak život človeka,</text:span></text:span></text:p>
      <text:p text:style-name="Základný_20_text"><text:span text:style-name="CharStyle7"><text:span text:style-name="T1">pri Ústí stojí priehrada,</text:span></text:span></text:p>
      <text:p text:style-name="Základný_20_text"><text:span text:style-name="CharStyle7"><text:span text:style-name="T1">odteká navždy bieda odveká,</text:span></text:span></text:p>
      <text:p text:style-name="Základný_20_text"><text:soft-page-break/><text:span text:style-name="CharStyle7"><text:span text:style-name="T1">rozkvitá oravská záhrada.</text:span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/></text:span></text:p>
      <text:p text:style-name="Základný_20_text_20__28_2_29_"><text:span text:style-name="CharStyle23"><text:span text:style-name="T1">&lt;h1&gt;</text:span></text:span><text:span text:style-name="CharStyle11"><text:span text:style-name="T1">VOJAK NA STRÁŽI</text:span></text:span><text:span text:style-name="CharStyle23"><text:span text:style-name="T1">&lt;/h1&gt;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Cez hory, moria, rokov lány,</text:span></text:span></text:p>
      <text:p text:style-name="Základný_20_text"><text:span text:style-name="CharStyle7"><text:span text:style-name="T1">plytčiny pamäti, potoky túžob čarovných,</text:span></text:span></text:p>
      <text:p text:style-name="Základný_20_text"><text:span text:style-name="CharStyle7"><text:span text:style-name="T1">kolíska stratená, kdeže si doplávala?</text:span></text:span></text:p>
      <text:p text:style-name="Základný_20_text"><text:span text:style-name="CharStyle7"><text:span text:style-name="T1">Ženie ťa, ženie vždy ten istý dych,</text:span></text:span></text:p>
      <text:p text:style-name="Základný_20_text"><text:span text:style-name="CharStyle7"><text:span text:style-name="T1">či bdieš, či padáš do snov ukonaný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Pieseň, čo dáva denne silu do pochodu,</text:span></text:span></text:p>
      <text:p text:style-name="Základný_20_text"><text:span text:style-name="CharStyle7"><text:span text:style-name="T1">zvírila neba zlatý prach...</text:span></text:span></text:p>
      <text:p text:style-name="Základný_20_text"><text:span text:style-name="CharStyle7"><text:span text:style-name="T1">Až sem, až sem, kde stoja naše šiatre,</text:span></text:span></text:p>
      <text:p text:style-name="Základný_20_text"><text:span text:style-name="CharStyle7"><text:span text:style-name="T1">na ktoré mieri zo západu vrah,</text:span></text:span></text:p>
      <text:p text:style-name="Základný_20_text"><text:span text:style-name="CharStyle7"><text:span text:style-name="T1">až sem, kde strážim, k tomu bodu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So zrakom orlím, pŕškou olovenou,</text:span></text:span></text:p>
      <text:p text:style-name="Základný_20_text"><text:span text:style-name="CharStyle7"><text:span text:style-name="T1">čo zvieram ako mocnú zbraň,</text:span></text:span></text:p>
      <text:p text:style-name="Základný_20_text"><text:span text:style-name="CharStyle7"><text:span text:style-name="T1">strážim váš sen, čo dopredu nás ženie,</text:span></text:span></text:p>
      <text:p text:style-name="Základný_20_text"><text:span text:style-name="CharStyle7"><text:span text:style-name="T1">zaň spláca mnohý najvzácnejšiu daň.</text:span></text:span></text:p>
      <text:p text:style-name="Základný_20_text"><text:span text:style-name="CharStyle7"><text:span text:style-name="T1">Hlas padlých počuť dlho za ozvenou.</text:span></text:span></text:p>
      <text:p text:style-name="Základný_20_text"><text:span text:style-name="CharStyle7"><text:span text:style-name="T1"/></text:span></text:p>
      <text:p text:style-name="Základný_20_text"><text:span text:style-name="CharStyle7"><text:span text:style-name="T1">Bez konca v temnote je každé miesto,</text:span></text:span></text:p>
      <text:p text:style-name="Základný_20_text"><text:soft-page-break/><text:span text:style-name="CharStyle7"><text:span text:style-name="T1">kým nerozkvitne hviezda z mračien chumáčov</text:span></text:span></text:p>
      <text:p text:style-name="Základný_20_text"><text:span text:style-name="CharStyle7"><text:span text:style-name="T1">jak vonný kalich u nás v záhrade...</text:span></text:span></text:p>
      <text:p text:style-name="Základný_20_text"><text:span text:style-name="CharStyle7"><text:span text:style-name="T1">Kolíska pláva, nad ňou sa krčí rodný krov,</text:span></text:span></text:p>
      <text:p text:style-name="Základný_20_text"><text:span text:style-name="CharStyle7"><text:span text:style-name="T1">až po tú hviezdu strážim prikázaný priesto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icrosoft Sans Serif" fo:font-size="12pt" fo:letter-spacing="normal" fo:language="sk" fo:country="SK" fo:font-style="normal" style:text-underline-style="none" fo:font-weight="normal" style:letter-kerning="true" style:font-name-asian="Microsoft Sans Serif" style:font-size-asian="12pt" style:language-asian="sk" style:country-asian="SK" style:font-style-asian="normal" style:font-weight-asian="normal" style:font-name-complex="Microsoft Sans Serif" style:font-size-complex="12pt" style:language-complex="sk" style:country-complex="SK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icrosoft Sans Serif" fo:font-size="12pt" fo:letter-spacing="normal" fo:language="sk" fo:country="SK" fo:font-style="normal" style:text-underline-style="none" fo:font-weight="normal" style:letter-kerning="true" fo:background-color="transparent" style:font-name-asian="Microsoft Sans Serif" style:font-size-asian="12pt" style:language-asian="sk" style:country-asian="SK" style:font-style-asian="normal" style:font-weight-asian="normal" style:font-name-complex="Microsoft Sans Serif" style:font-size-complex="12pt" style:language-complex="sk" style:country-complex="SK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y" style:family="paragraph">
      <style:paragraph-properties fo:hyphenation-ladder-count="no-limit"/>
      <style:text-properties fo:hyphenate="false"/>
    </style:style>
    <style:style style:name="Hlavička_20_alebo_20_päta_20__28_2_29_" style:display-name="Hlavička alebo päta (2)" style:family="paragraph">
      <style:paragraph-properties fo:hyphenation-ladder-count="no-limit"/>
      <style:text-properties fo:hyphenate="false"/>
    </style:style>
    <style:style style:name="Základný_20_text" style:display-name="Základný text" style:family="paragraph">
      <style:paragraph-properties fo:hyphenation-ladder-count="no-limit"/>
      <style:text-properties fo:hyphenate="false"/>
    </style:style>
    <style:style style:name="Záhlavie_20__23_1" style:display-name="Záhlavie #1" style:family="paragraph">
      <style:paragraph-properties fo:text-align="center" style:justify-single-word="false" fo:hyphenation-ladder-count="no-limit"/>
      <style:text-properties fo:hyphenate="false"/>
    </style:style>
    <style:style style:name="Základný_20_text_20__28_2_29_" style:display-name="Základný text (2)" style:family="paragraph">
      <style:paragraph-properties fo:hyphenation-ladder-count="no-limit"/>
      <style:text-properties fo:hyphenate="false"/>
    </style:style>
    <style:style style:name="Hlavička_20_alebo_20_päta" style:display-name="Hlavička alebo päta" style:family="paragraph">
      <style:paragraph-properties fo:hyphenation-ladder-count="no-limit"/>
      <style:text-properties fo:hyphenate="false"/>
    </style:style>
    <style:style style:name="Iné" style:family="paragraph">
      <style:paragraph-properties fo:hyphenation-ladder-count="no-limit"/>
      <style:text-properties fo:hyphenate="false"/>
    </style:style>
    <style:style style:name="Základný_20_text_20__28_3_29_" style:display-name="Základný text (3)" style:family="paragraph">
      <style:paragraph-properties fo:text-align="center" style:justify-single-word="false" fo:hyphenation-ladder-count="no-limit"/>
      <style:text-properties fo:hyphenate="false"/>
    </style:style>
    <style:style style:name="Obsah" style:family="paragraph">
      <style:paragraph-properties fo:hyphenation-ladder-count="no-limit"/>
      <style:text-properties fo:hyphenate="false"/>
    </style:style>
    <style:style style:name="Header" style:family="paragraph" style:parent-style-name="Normálny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álny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redvolené_20_písmo_20_odseku" style:display-name="Predvolené písmo odseku" style:family="text"/>
    <style:style style:name="DefaultFontStyle" style:family="text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Hypertextové_20_prepojenie" style:display-name="Hypertextové prepojenie" style:family="text" style:parent-style-name="DefaultFontStyle">
      <style:text-properties fo:color="#0066cc" style:text-position="0% 100%" style:font-name="Microsoft Sans Serif" fo:font-family="'Microsoft Sans Serif'" style:font-family-generic="swiss" style:font-pitch="variable" fo:font-size="12pt" fo:letter-spacing="normal" fo:language="sk" fo:country="SK" style:text-underline-style="solid" style:text-underline-width="auto" style:text-underline-color="font-color" style:text-underline-mode="continuous" style:text-overline-mode="continuous" style:text-line-through-mode="continuous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4" style:family="text" style:parent-style-name="DefaultFontStyle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5" style:family="text" style:parent-style-name="CharStyle4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7" style:family="text" style:parent-style-name="DefaultFontStyle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9" style:family="text" style:parent-style-name="DefaultFontStyle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11" style:family="text" style:parent-style-name="DefaultFontStyle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12" style:family="text" style:parent-style-name="CharStyle11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14" style:family="text" style:parent-style-name="DefaultFontStyle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15" style:family="text" style:parent-style-name="CharStyle14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16" style:family="text" style:parent-style-name="CharStyle4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17" style:family="text" style:parent-style-name="CharStyle7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19" style:family="text" style:parent-style-name="DefaultFontStyle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20" style:family="text" style:parent-style-name="CharStyle19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21" style:family="text" style:parent-style-name="CharStyle4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22" style:family="text" style:parent-style-name="CharStyle14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23" style:family="text" style:parent-style-name="CharStyle7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25" style:family="text" style:parent-style-name="DefaultFontStyle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26" style:family="text" style:parent-style-name="CharStyle25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28" style:family="text" style:parent-style-name="DefaultFontStyle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29" style:family="text" style:parent-style-name="CharStyle28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30" style:family="text" style:parent-style-name="CharStyle28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CharStyle31" style:family="text" style:parent-style-name="CharStyle11">
      <style:text-properties fo:color="#000000" style:text-position="0% 100%" style:font-name="Microsoft Sans Serif" fo:font-family="'Microsoft Sans Serif'" style:font-family-generic="swiss" style:font-pitch="variable" fo:font-size="12pt" fo:letter-spacing="normal" fo:language="sk" fo:country="SK" style:font-name-asian="Microsoft Sans Serif" style:font-family-asian="'Microsoft Sans Serif'" style:font-family-generic-asian="swiss" style:font-pitch-asian="variable" style:font-size-asian="12pt" style:language-asian="sk" style:country-asian="SK" style:font-name-complex="Microsoft Sans Serif" style:font-family-complex="'Microsoft Sans Serif'" style:font-family-generic-complex="swiss" style:font-pitch-complex="variable" style:font-size-complex="12pt" style:language-complex="sk" style:country-complex="SK" style:text-scale="100%"/>
    </style:style>
    <style:style style:name="Hlavička_20_Char" style:display-name="Hlavička Char" style:family="text" style:parent-style-name="Predvolené_20_písmo_20_odseku"/>
    <style:style style:name="Päta_20_Char" style:display-name="Päta Char" style:family="text" style:parent-style-name="Predvolené_20_písmo_20_odseku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4cm" fo:page-height="21.006cm" style:num-format="1" style:print-orientation="landscape" fo:margin-top="0cm" fo:margin-bottom="0cm" fo:margin-left="0.635cm" fo:margin-right="0.63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35cm" fo:margin-left="0cm" fo:margin-right="0cm" fo:margin-bottom="0cm" style:dynamic-spacing="true"/>
      </style:header-style>
      <style:footer-style>
        <style:header-footer-properties fo:min-height="0.63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álny"/>
      </style:header>
      <style:footer>
        <text:p text:style-name="Normálny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dc:title>Sminolta_c322081509100</dc:title>
    <dc:subject/>
    <meta:initial-creator/>
    <meta:creation-date>2023-01-12T05:43:00Z</meta:creation-date>
    <dc:date>2023-01-24T19:07:04.037000000</dc:date>
    <meta:editing-cycles>23</meta:editing-cycles>
    <meta:editing-duration>PT4H7M26S</meta:editing-duration>
    <meta:document-statistic meta:table-count="0" meta:image-count="0" meta:object-count="0" meta:page-count="39" meta:paragraph-count="731" meta:word-count="4151" meta:character-count="23269" meta:non-whitespace-character-count="19804"/>
    <meta:template xlink:type="simple" xlink:actuate="onRequest" xlink:title="" xlink:href="Normal.dotm"/>
  </office:meta>
</office:document-meta>
</file>